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color="#434343" style:font-name="Courier New" style:font-name-asian="Courier New1" style:font-name-complex="Courier New1"/>
    </style:style>
    <style:style style:name="P3" style:family="paragraph" style:parent-style-name="Standard">
      <style:text-properties fo:color="#666666" style:font-name="Courier New" style:font-name-asian="Courier New1" style:font-name-complex="Courier New1"/>
    </style:style>
    <style:style style:name="P4" style:family="paragraph" style:parent-style-name="Standard">
      <style:text-properties fo:color="#666666" style:font-name="Courier New" fo:font-style="italic" style:font-name-asian="Courier New1" style:font-style-asian="italic" style:font-name-complex="Courier New1"/>
    </style:style>
    <style:style style:name="P5" style:family="paragraph" style:parent-style-name="Standard">
      <style:text-properties fo:color="#666666" style:font-name="Courier New" fo:font-weight="bold" style:font-name-asian="Courier New1" style:font-weight-asian="bold" style:font-name-complex="Courier New1"/>
    </style:style>
    <style:style style:name="P6" style:family="paragraph" style:parent-style-name="Standard">
      <style:text-properties fo:color="#666666" style:font-name="Courier New" fo:font-size="10pt" fo:font-weight="bold" style:font-name-asian="Courier New1" style:font-size-asian="10pt" style:font-weight-asian="bold" style:font-name-complex="Courier New1" style:font-size-complex="10pt"/>
    </style:style>
    <style:style style:name="P7" style:family="paragraph" style:parent-style-name="Standard">
      <style:paragraph-properties fo:margin-left="0.5in" fo:margin-right="0in" fo:text-indent="0in" style:auto-text-indent="false"/>
    </style:style>
    <style:style style:name="P8" style:family="paragraph" style:parent-style-name="Standard">
      <style:paragraph-properties fo:margin-left="0.5in" fo:margin-right="0in" fo:text-indent="0in" style:auto-text-indent="false"/>
      <style:text-properties fo:color="#434343" style:font-name="Courier New" style:font-name-asian="Courier New1" style:font-name-complex="Courier New1"/>
    </style:style>
    <style:style style:name="P9" style:family="paragraph" style:parent-style-name="Standard">
      <style:paragraph-properties fo:margin-left="0.5in" fo:margin-right="0in" fo:text-indent="0in" style:auto-text-indent="false"/>
      <style:text-properties fo:color="#666666" style:font-name="Courier New" style:font-name-asian="Courier New1" style:font-name-complex="Courier New1"/>
    </style:style>
    <style:style style:name="P10" style:family="paragraph" style:parent-style-name="Standard">
      <style:paragraph-properties fo:margin-left="0in" fo:margin-right="0in" fo:text-indent="0.5in" style:auto-text-indent="false"/>
    </style:style>
    <style:style style:name="P11" style:family="paragraph" style:parent-style-name="Standard">
      <style:paragraph-properties fo:margin-left="0in" fo:margin-right="0in" fo:text-indent="0.5in" style:auto-text-indent="false"/>
      <style:text-properties fo:color="#434343" style:font-name="Courier New" style:font-name-asian="Courier New1" style:font-name-complex="Courier New1"/>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fo:margin-left="0in" fo:margin-right="0in" fo:text-indent="0in" style:auto-text-indent="false"/>
      <style:text-properties fo:color="#434343" style:font-name="Courier New" style:font-name-asian="Courier New1" style:font-name-complex="Courier New1"/>
    </style:style>
    <style:style style:name="P14" style:family="paragraph" style:parent-style-name="Standard">
      <style:paragraph-properties fo:margin-left="0in" fo:margin-right="0in" fo:text-indent="0in" style:auto-text-indent="false"/>
      <style:text-properties fo:color="#666666" style:font-name="Courier New" style:font-name-asian="Courier New1" style:font-name-complex="Courier New1"/>
    </style:style>
    <style:style style:name="P15" style:family="paragraph" style:parent-style-name="Standard">
      <style:paragraph-properties fo:margin-left="1in" fo:margin-right="0in" fo:text-indent="0in" style:auto-text-indent="false"/>
    </style:style>
    <style:style style:name="P16" style:family="paragraph" style:parent-style-name="Standard">
      <style:paragraph-properties fo:margin-left="0.5in" fo:margin-right="0in" fo:text-indent="0.5in" style:auto-text-indent="false"/>
    </style:style>
    <style:style style:name="P17" style:family="paragraph" style:parent-style-name="Standard">
      <style:paragraph-properties fo:margin-left="1in" fo:margin-right="0in" fo:text-indent="0.5in" style:auto-text-indent="false"/>
    </style:style>
    <style:style style:name="P18" style:family="paragraph" style:parent-style-name="Standard">
      <style:paragraph-properties fo:margin-left="2in" fo:margin-right="0in" fo:text-indent="0in" style:auto-text-indent="false"/>
    </style:style>
    <style:style style:name="P19" style:family="paragraph" style:parent-style-name="Standard" style:master-page-name="Standard">
      <style:paragraph-properties fo:text-align="center" style:justify-single-word="false" style:page-number="1"/>
    </style:style>
    <style:style style:name="T1" style:family="text">
      <style:text-properties fo:color="#434343" style:font-name="Courier New" fo:font-size="13pt" fo:font-weight="bold" style:font-name-asian="Courier New1" style:font-size-asian="13pt" style:font-weight-asian="bold" style:font-name-complex="Courier New1" style:font-size-complex="13pt"/>
    </style:style>
    <style:style style:name="T2" style:family="text">
      <style:text-properties fo:color="#434343" style:font-name="Courier New" fo:font-size="13pt" style:font-name-asian="Courier New1" style:font-size-asian="13pt" style:font-name-complex="Courier New1" style:font-size-complex="13pt"/>
    </style:style>
    <style:style style:name="T3" style:family="text">
      <style:text-properties fo:color="#434343" style:font-name="Courier New" fo:font-style="italic" style:font-name-asian="Courier New1" style:font-style-asian="italic" style:font-name-complex="Courier New1"/>
    </style:style>
    <style:style style:name="T4" style:family="text">
      <style:text-properties fo:color="#434343" style:font-name="Courier New" fo:font-weight="bold" style:font-name-asian="Courier New1" style:font-weight-asian="bold" style:font-name-complex="Courier New1"/>
    </style:style>
    <style:style style:name="T5" style:family="text">
      <style:text-properties fo:color="#434343" style:font-name="Courier New" style:font-name-asian="Courier New1" style:font-name-complex="Courier New1"/>
    </style:style>
    <style:style style:name="T6" style:family="text">
      <style:text-properties fo:color="#434343" style:font-name="Courier New" style:text-underline-style="solid" style:text-underline-width="auto" style:text-underline-color="font-color" fo:font-weight="bold" style:font-name-asian="Courier New1" style:font-weight-asian="bold" style:font-name-complex="Courier New1"/>
    </style:style>
    <style:style style:name="T7" style:family="text">
      <style:text-properties fo:color="#434343" style:font-name="Courier New" style:text-underline-style="solid" style:text-underline-width="auto" style:text-underline-color="font-color" style:font-name-asian="Courier New1" style:font-name-complex="Courier New1"/>
    </style:style>
    <style:style style:name="T8" style:family="text">
      <style:text-properties fo:color="#434343" style:font-name="Courier New" fo:font-size="10pt" style:font-name-asian="Courier New1" style:font-size-asian="10pt" style:font-name-complex="Courier New1" style:font-size-complex="10pt"/>
    </style:style>
    <style:style style:name="T9" style:family="text">
      <style:text-properties fo:color="#434343" style:font-name="Courier New" fo:font-size="16pt" fo:font-weight="bold" style:font-name-asian="Courier New1" style:font-size-asian="16pt" style:font-weight-asian="bold" style:font-name-complex="Courier New1" style:font-size-complex="16pt"/>
    </style:style>
    <style:style style:name="T10" style:family="text">
      <style:text-properties fo:color="#741b47" style:font-name="Courier New" style:font-name-asian="Courier New1" style:font-name-complex="Courier New1"/>
    </style:style>
    <style:style style:name="T11" style:family="text">
      <style:text-properties fo:color="#666666" style:font-name="Courier New" style:font-name-asian="Courier New1" style:font-name-complex="Courier New1"/>
    </style:style>
    <style:style style:name="T12" style:family="text">
      <style:text-properties fo:color="#666666" style:font-name="Courier New" style:text-underline-style="solid" style:text-underline-width="auto" style:text-underline-color="font-color" style:font-name-asian="Courier New1" style:font-name-complex="Courier New1"/>
    </style:style>
    <style:style style:name="T13" style:family="text">
      <style:text-properties fo:color="#666666" style:font-name="Courier New" style:text-underline-style="solid" style:text-underline-width="auto" style:text-underline-color="font-color" fo:font-weight="bold" style:font-name-asian="Courier New1" style:font-weight-asian="bold" style:font-name-complex="Courier New1"/>
    </style:style>
    <style:style style:name="T14" style:family="text">
      <style:text-properties fo:color="#666666" style:font-name="Courier New" fo:font-size="13pt" fo:font-weight="bold" style:font-name-asian="Courier New1" style:font-size-asian="13pt" style:font-weight-asian="bold" style:font-name-complex="Courier New1" style:font-size-complex="13pt"/>
    </style:style>
    <style:style style:name="T15" style:family="text">
      <style:text-properties fo:color="#666666" style:font-name="Courier New" fo:font-size="13pt" style:font-name-asian="Courier New1" style:font-size-asian="13pt" style:font-name-complex="Courier New1" style:font-size-complex="13pt"/>
    </style:style>
    <style:style style:name="T16" style:family="text">
      <style:text-properties fo:color="#666666" style:font-name="Courier New" fo:font-weight="bold" style:font-name-asian="Courier New1" style:font-weight-asian="bold" style:font-name-complex="Courier New1"/>
    </style:style>
    <style:style style:name="T17" style:family="text">
      <style:text-properties fo:color="#666666" style:font-name="Courier New" fo:font-style="italic" fo:font-weight="bold" style:font-name-asian="Courier New1" style:font-style-asian="italic" style:font-weight-asian="bold" style:font-name-complex="Courier New1"/>
    </style:style>
    <style:style style:name="T18" style:family="text">
      <style:text-properties fo:color="#666666" style:font-name="Courier New" fo:font-style="italic" style:font-name-asian="Courier New1" style:font-style-asian="italic" style:font-name-complex="Courier New1"/>
    </style:style>
    <style:style style:name="T19" style:family="text">
      <style:text-properties fo:color="#666666" style:font-name="Courier New" fo:font-size="9pt" fo:font-weight="bold" style:font-name-asian="Courier New1" style:font-size-asian="9pt" style:font-weight-asian="bold" style:font-name-complex="Courier New1" style:font-size-complex="9pt"/>
    </style:style>
    <style:style style:name="T20" style:family="text">
      <style:text-properties fo:color="#666666" style:font-name="Courier New" fo:font-size="9pt" style:font-name-asian="Courier New1" style:font-size-asian="9pt" style:font-name-complex="Courier New1" style:font-size-complex="9pt"/>
    </style:style>
    <style:style style:name="T21" style:family="text">
      <style:text-properties fo:color="#666666" style:font-name="Courier New" fo:font-size="10pt" fo:font-weight="bold" style:font-name-asian="Courier New1" style:font-size-asian="10pt" style:font-weight-asian="bold" style:font-name-complex="Courier New1" style:font-size-complex="10pt"/>
    </style:style>
    <style:style style:name="T22" style:family="text">
      <style:text-properties fo:color="#666666" style:font-name="Courier New" fo:font-size="10pt" style:font-name-asian="Courier New1" style:font-size-asian="10pt" style:font-name-complex="Courier New1" style:font-size-complex="10pt"/>
    </style:style>
    <style:style style:name="T23" style:family="text">
      <style:text-properties fo:color="#666666" style:font-name="Courier New" fo:font-size="14pt" fo:font-weight="bold" style:font-name-asian="Courier New1" style:font-size-asian="14pt" style:font-weight-asian="bold" style:font-name-complex="Courier New1"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Definition Behavior Studies</text:span></text:p>
      <text:p text:style-name="P1"><text:span text:style-name="T3">Summary of Definition Behavior Studies Mnemonic</text:span></text:p>
      <text:p text:style-name="P2"/>
      <text:p text:style-name="Standard"><text:span text:style-name="T4">Definition Behavior Studies: </text:span><text:span text:style-name="T5">This is an interdisciplinary area of study, part Computer Science, statistical process analysis, hypothesis testing, Data Science, religious studies, ethics and mindfulness, AI.</text:span></text:p>
      <text:p text:style-name="P2"/>
      <text:p text:style-name="Standard"><text:span text:style-name="T3">Definition Studies (or system and definition behavior studies) is the field of study relating to the behavior of definitions (in particular, collapse behaviors in a context of general system collapse). </text:span></text:p>
      <text:p text:style-name="P2"/>
      <text:p text:style-name="Standard"><text:span text:style-name="T5">This is an inquiry based approach; learn by asking questions; ask the difficult questions: </text:span></text:p>
      <text:p text:style-name="Standard"><text:span text:style-name="T5">What is the agenda?</text:span></text:p>
      <text:p text:style-name="Standard"><text:span text:style-name="T5">What are the goals and modus operandi? </text:span></text:p>
      <text:p text:style-name="Standard"><text:span text:style-name="T5">What is the goals-means-method statement? (in a project-context, with project-participants)</text:span></text:p>
      <text:p text:style-name="P2"/>
      <text:p text:style-name="P2"/>
      <text:p text:style-name="Standard"><text:span text:style-name="T1">Goals (Agenda): </text:span><text:span text:style-name="T2">goals-means-method statement / "we-can" statements:</text:span></text:p>
      <text:p text:style-name="Standard"><text:span text:style-name="T5">We can succeed. </text:span></text:p>
      <text:p text:style-name="Standard"><text:span text:style-name="T5">We can make things work. </text:span></text:p>
      <text:p text:style-name="Standard"><text:span text:style-name="T5">We can understand what is wrong.</text:span></text:p>
      <text:p text:style-name="Standard"><text:span text:style-name="T5">We can fix what is broken. </text:span></text:p>
      <text:p text:style-name="Standard"><text:span text:style-name="T5">We can use not-automatically-learned skills &amp; <text:s/>not-automatically-transferred skills.</text:span></text:p>
      <text:p text:style-name="P2"/>
      <text:p text:style-name="Standard"><text:soft-page-break/><text:span text:style-name="T5">We can use </text:span><text:span text:style-name="T4">STEM</text:span><text:span text:style-name="T5"> to connect signals and reality.</text:span></text:p>
      <text:p text:style-name="Standard"><text:span text:style-name="T5">We can connect </text:span><text:span text:style-name="T4">STEM</text:span><text:span text:style-name="T5">, project-management, and ethics.</text:span></text:p>
      <text:p text:style-name="Standard"><text:span text:style-name="T5">We can use </text:span><text:span text:style-name="T4">intersecting-interlocking-interconnecting areas</text:span><text:span text:style-name="T5">.</text:span></text:p>
      <text:p text:style-name="Standard"><text:span text:style-name="T5">We can learn, coordinate, and solve problems.</text:span></text:p>
      <text:p text:style-name="Standard"><text:span text:style-name="T5">We can manage types of, and terms for, </text:span><text:span text:style-name="T4">generalization</text:span><text:span text:style-name="T5">.</text:span></text:p>
      <text:p text:style-name="Standard"><text:span text:style-name="T5">We can use ~'</text:span><text:span text:style-name="T4">low-bar enlightenment</text:span><text:span text:style-name="T5">'.</text:span></text:p>
      <text:p text:style-name="Standard"><text:span text:style-name="T5">We can </text:span><text:span text:style-name="T4">extend</text:span><text:span text:style-name="T5"> into or maintain a full range of motion, not only contraction(reducing/narrowing).</text:span></text:p>
      <text:p text:style-name="Standard"><text:span text:style-name="T5">We can </text:span><text:span text:style-name="T4">participate</text:span><text:span text:style-name="T5"> to complete </text:span><text:span text:style-name="T4">projects</text:span><text:span text:style-name="T5">.</text:span></text:p>
      <text:p text:style-name="Standard"><text:span text:style-name="T5">We can learn from and correct the mistakes of the past.</text:span></text:p>
      <text:p text:style-name="Standard"><text:span text:style-name="T5">We can use and understand the effects of perception and abstraction.</text:span></text:p>
      <text:p text:style-name="Standard"><text:span text:style-name="T5">We can make and use tools and resources.</text:span></text:p>
      <text:p text:style-name="Standard"><text:span text:style-name="T5">We can use feedback, testability, measurability, &amp; definability.</text:span></text:p>
      <text:p text:style-name="Standard"><text:span text:style-name="T5">We can use patterns, protocols, and processes for and with skills, abilities, and learning. </text:span></text:p>
      <text:p text:style-name="Standard"><text:span text:style-name="T5">We can communicate.</text:span></text:p>
      <text:p text:style-name="Standard"><text:span text:style-name="T5">We can make progress.</text:span></text:p>
      <text:p text:style-name="P2"/>
      <text:p text:style-name="P2"/>
      <text:p text:style-name="Standard"><text:span text:style-name="T4">We can generalize; We can distinguish between, and use, types of (and terms for) generalization. </text:span></text:p>
      <text:p text:style-name="Standard"><text:span text:style-name="T5">We can </text:span><text:span text:style-name="T4">generalize</text:span><text:span text:style-name="T5"> STEM.</text:span></text:p>
      <text:p text:style-name="Standard"><text:span text:style-name="T5">We can </text:span><text:span text:style-name="T4">generalize</text:span><text:span text:style-name="T5"> participation.</text:span></text:p>
      <text:p text:style-name="Standard"><text:span text:style-name="T5">We can </text:span><text:span text:style-name="T4">generalize</text:span><text:span text:style-name="T5"> projects (project-context).</text:span></text:p>
      <text:p text:style-name="Standard"><text:soft-page-break/><text:span text:style-name="T5">We can </text:span><text:span text:style-name="T4">generalize</text:span><text:span text:style-name="T5"> decision-coordination (voting etc).</text:span></text:p>
      <text:p text:style-name="Standard"><text:span text:style-name="T5">We can generalize</text:span><text:span text:style-name="T4"> indirectly defined </text:span><text:span text:style-name="T5">Value-Function-&amp;-Meaning (non-collapse).</text:span></text:p>
      <text:p text:style-name="Standard"><text:span text:style-name="T5">We can </text:span><text:span text:style-name="T4">generalize</text:span><text:span text:style-name="T5"> object-relationship-spaces. </text:span></text:p>
      <text:p text:style-name="Standard"><text:span text:style-name="T5">We can </text:span><text:span text:style-name="T4">generalize</text:span><text:span text:style-name="T5"> categories of types of systems.</text:span></text:p>
      <text:p text:style-name="Standard"><text:span text:style-name="T5">We can </text:span><text:span text:style-name="T4">generalize</text:span><text:span text:style-name="T5"> system-fitness and system-epidemiology.</text:span></text:p>
      <text:p text:style-name="Standard"><text:span text:style-name="T5">We can </text:span><text:span text:style-name="T4">generalize</text:span><text:span text:style-name="T5"> data-hygiene, system hygiene.</text:span></text:p>
      <text:p text:style-name="Standard"><text:span text:style-name="T5">We can </text:span><text:span text:style-name="T4">generalize</text:span><text:span text:style-name="T5"> system collapse.</text:span></text:p>
      <text:p text:style-name="Standard"><text:span text:style-name="T5">We can </text:span><text:span text:style-name="T4">generalize</text:span><text:span text:style-name="T5"> system defense, system health, system-immune-systems, information-immune-systems, system information-epidemiology, and system-and-definition-membranes.</text:span></text:p>
      <text:p text:style-name="Standard"><text:span text:style-name="T5">We can </text:span><text:span text:style-name="T4">generalize</text:span><text:span text:style-name="T5"> disinformation vs. definition-clarification.</text:span></text:p>
      <text:p text:style-name="Standard"><text:span text:style-name="T5">We can </text:span><text:span text:style-name="T4">generalize</text:span><text:span text:style-name="T5"> Signal-Data Processing and/vs. Instruction Management.</text:span></text:p>
      <text:p text:style-name="Standard"><text:span text:style-name="T5">We can </text:span><text:span text:style-name="T4">generalize </text:span><text:span text:style-name="T5">System-Externalization, task/step derivation/integration, and task/process-modularity.</text:span></text:p>
      <text:p text:style-name="P2"/>
      <text:p text:style-name="P3"/>
      <text:p text:style-name="Standard"><text:span text:style-name="T4">We Can Use "Low-Bar Enlightenment":</text:span></text:p>
      <text:p text:style-name="Standard"><text:span text:style-name="T3"><text:tab/>(Summary)</text:span></text:p>
      <text:p text:style-name="P7"><text:span text:style-name="T5">We can use the idea of 'being trapped in potentially endless cycles of ~"rebirth" due to ~"ignorance" ' as a metaphor/analogy/simile/paradigmatic-model/example for repeated project-failures, where a lack of perception / understanding of the causes of project-failure is involved in self-perpetuating feedback cycles leading to such repeating failures (with invisible or misunderstood causes): </text:span></text:p>
      <text:p text:style-name="P7"><text:span text:style-name="T5">The goal is ending cycles of being endlessly (proverbially) 'reborn' into mismanaged projects that unnecessarily fail in the same correctable, but uncorrected, ways over and over again ad-infinitum.</text:span></text:p>
      <text:p text:style-name="P7"><text:span text:style-name="T5">We can learn to perceive invisible (or previously unperceived and / or not-automatically-perceived) causes of failure and collapse ((definable, measurable, testable, falsifiable) project, system, definition failure and collapse), where this failure and collapse (this system-state of failure-collapse) can be the default state(s)/equilibrium(ia) that systems move and iterate towards.</text:span></text:p>
      <text:p text:style-name="P7"><text:span text:style-name="T5">We can stop these cycles of failure by using information/data, perception, and learning.</text:span></text:p>
      <text:p text:style-name="P11"/>
      <text:p text:style-name="P13"/>
      <text:p text:style-name="P10"><text:soft-page-break/><text:span text:style-name="T4">Low-Bar Enlightenment </text:span><text:span text:style-name="T5">(elements)</text:span><text:span text:style-name="T4">:</text:span></text:p>
      <text:p text:style-name="P7"><text:span text:style-name="T5">1. The perception/understanding that repeating cycles of failed actions and projects can result from errors in perception and planning (a proverbial 'wheel of samsara').</text:span></text:p>
      <text:p text:style-name="P7"><text:span text:style-name="T5">2. The perception/understanding that indefinately-repeating cycles-of-failed actions and projects can exist </text:span><text:span text:style-name="T6">without</text:span><text:span text:style-name="T5"> inevitable-automatic-learning arising from raw feedback of experiential data about that failure. </text:span></text:p>
      <text:p text:style-name="P7"><text:span text:style-name="T5">I.e., learning (that is sufficient to prevent the problem in future) does </text:span><text:span text:style-name="T4">not</text:span><text:span text:style-name="T5"> automatically result from experiencing mistakes or overall-system-shocks, etc.</text:span></text:p>
      <text:p text:style-name="P7"><text:span text:style-name="T5">[Possibly related to ~'cultural/epiphenomena'-learning as an additional layer: <text:s/>Q: How are "internally"-invisible skills/abilities/patterns learned? A: "Externally"?]</text:span></text:p>
      <text:p text:style-name="P7"><text:span text:style-name="T5">3. The perception/understanding that perception/understanding can be fooled in principle and in practice.</text:span></text:p>
      <text:p text:style-name="P7"><text:span text:style-name="T5">4. The perception/understanding that learning-from-failures does not happen automatically, and can indefinitely not-happen.</text:span></text:p>
      <text:p text:style-name="P7"><text:span text:style-name="T5">5. The perception/understanding that learning-from-failures does transfer automatically from one perceived-recognized-learned area to other areas, and can indefinitely not-transfer.</text:span></text:p>
      <text:p text:style-name="P7"><text:span text:style-name="T5">6. The perception/understanding that non-automatic-learning and invisible-problems are </text:span><text:span text:style-name="T4">not</text:span><text:span text:style-name="T5"> solved by 'system shocks,' the use of violence, or arbitrary low level (basal) system changes (also see basal-distal disjunctions).</text:span></text:p>
      <text:p text:style-name="P7"><text:span text:style-name="T5">7. The perception/understanding that models of causality can be wrong in principle and in practice.</text:span></text:p>
      <text:p text:style-name="P7"><text:span text:style-name="T5">8. The perception/understanding that plans/goals can be incorrectly defined (so that plans are not followed or follow-able as defined, and goals are not achieved or achievable as defined).</text:span></text:p>
      <text:p text:style-name="P7"><text:span text:style-name="T5">9. <text:s/>The perception/understanding that each participant's set of the shared definitions of the goals-and-structure-of-a-project can/will collapse and deform (by default) unless properly configured and continually and actively maintained and repaired. There is no static definition/perception/understanding equilibrium: Staying connected to reality requires constant fitness-training, data-hygiene, and upkeep. </text:span></text:p>
      <text:p text:style-name="P7"><text:span text:style-name="T5">(Universality Question: specific biology[intelligence] vs. general[ai, etc]?)</text:span></text:p>
      <text:p text:style-name="P7"><text:span text:style-name="T5">10. <text:s/>The perception/understanding that there are different types of non-automatic learning.</text:span></text:p>
      <text:p text:style-name="P7"><text:span text:style-name="T5">11. <text:s/>The perception/understanding that low-bar-enlightenment-perception applies to and extends to all parts of and participants in a project (and connected-projects) including time, not just you here now. (~system-empathy/~system-compassion)</text:span></text:p>
      <text:p text:style-name="P7"><text:span text:style-name="T5">12. Broad Accessibility: The perception/understanding that useful learning can occur without many other dependencies (and is therefore broadly, generally, accessible to participants).</text:span></text:p>
      <text:p text:style-name="P7"><text:span text:style-name="T5">?13. That the relationship between data, perception, learning, decisions, actions, and coordination, is not always simple, linear, or automatic.</text:span></text:p>
      <text:p text:style-name="P13"/>
      <text:p text:style-name="P13"/>
      <text:p text:style-name="P7"><text:span text:style-name="T4">Detail Notes</text:span></text:p>
      <text:p text:style-name="P7"><text:span text:style-name="T5">Note: This "low-bar enlightenment" approach is ('democratically') broadly accessible to participants requiring minutes to learn rather than myriad lifetimes, does not require all-around perfection of person-ness, is not without context or does not require (somehow) all contexts, is not a reification that combines other abilities and insights to explain and solve all problems in all universes, nor does it include or require all possible types of consciousness, cognition, intelligence, etc.; "Low-bar enlightenment" is one humble step toward navigating the problem-space of problems and systems. </text:span></text:p>
      <text:p text:style-name="P2"><text:soft-page-break/></text:p>
      <text:p text:style-name="P7"><text:span text:style-name="T5">Note: There may be a limited way to generalize an understanding of perception-maintenance needs ( 'low bar enlightenment' ) to other participants in a way that is consistent with empathy-compassion. Extending an understanding of low bar enlightenment from only your own situation (perceptions, roles, projects, etc.) to being something that applies in a larger space (in which one participates with other participants) to all participants and all other parts of any and all projects (e.g. definitions, signals, perceptions, function-operations, participants, schedules, etc.)(including the effects and spread of system-failure between parts and between participants, between projects, etc.) is, if not sufficient for empathy-and-compassion in a broader or deeper sense, a consistent and concrete step to take towards acting with, or that is consistent-with acting-with, (action, behavior with) empathy-and-compassion, including an understanding of how empathy-compassion relates to STEM and interconnected areas.</text:span></text:p>
      <text:p text:style-name="P8"/>
      <text:p text:style-name="P7"><text:span text:style-name="T5">Note: 'Reality' (the meaning used here) is not a single, simple, uniform, static, homogeneous, linear, thing made of only one type of system assumed to fit into a single framework. (e.g. not naive realist positivist) </text:span></text:p>
      <text:p text:style-name="P8"/>
      <text:p text:style-name="P7"><text:span text:style-name="T5">Note: Low-bar enlightenment and or definition behavior studies may contradict the description or definition of anything information-related as being tautologically "anti-entropic." E.g. perhaps as a kind of higher-level-noise that ends up reducing signals in a system to the same predictable low-entropy noise. (...or perhaps this is a bad analogy or extension of signal integrity measures). [You might use the same overall case study of telephone messages traveling from an east coast to a west coast without being altered, degraded, collapsed, noise-ified, lost, etc. Note: Using a moving-water-bottles-logistics project example, the collapse of definitions need not refer to any fuzzy higher-order cultural concepts, with no need to wave arms about 'moot cultural meanings'; low level metric, spec and instruction signal integrity can be the focus. (Another possible analogy-overlap: social-engineering attacks used on purely automated systems.)]</text:span></text:p>
      <text:p text:style-name="P8"/>
      <text:p text:style-name="P7"><text:span text:style-name="T5">Note: There are many different kinds of non-automatic learning, or many ways that outcomes can be 'invisible,' from elusive past-future connections and non-obvious casual connections, to literally invisible events like radiation, to non-automatic skills such as literacy, to specific biases in a particular system (optical illusions, super-signals etc), to unclear sets of correlations (some of which are incidental), to sometimes confusing system spaces such as indeterminacy(incompetence and malice perhaps) and exponential-elbows(fractal static sometimes and dynamic changing sometimes). And more overtly there is opposition to recognizing the basic concepts themselves: the existence of the phenomena of non-automatic learning, of failures or imperfections in perception, of the existence of basic parts of an agile project, of both the importance of project management and risk of bad planning, the long history of psychological and social barriers to specific and general STEM concepts (including connecting areas of STEM (including by STEM professionals)), etc., even the general issue of not being able to easily see your own biases (or assumptions and context, fish-in-water). Input-output measure may be a helpful tool.</text:span></text:p>
      <text:p text:style-name="P2"/>
      <text:p text:style-name="P2"/>
      <text:p text:style-name="Standard"><text:span text:style-name="T4">We can use Intersecting-Interlocking-Interconnecting-Areas:</text:span></text:p>
      <text:p text:style-name="P10"><text:span text:style-name="T5">Intersecting-Interlocking-Interconnecting-Areas include:</text:span></text:p>
      <text:p text:style-name="Standard"><text:span text:style-name="T8"><text:tab/>- Clear &amp; Functional Definitions</text:span></text:p>
      <text:p text:style-name="Standard"><text:span text:style-name="T8"><text:tab/>- Context</text:span></text:p>
      <text:p text:style-name="Standard"><text:span text:style-name="T8"><text:tab/>- Generalized STEM</text:span></text:p>
      <text:p text:style-name="Standard"><text:span text:style-name="T8"><text:tab/>- Generalized Projects (project-context)</text:span></text:p>
      <text:p text:style-name="Standard"><text:span text:style-name="T8"><text:tab/>- Generalized Participation (+functional qualifications to participate; </text:span></text:p>
      <text:p text:style-name="P7"><text:span text:style-name="T8"><text:s text:c="3"/>~3 participation categories with pre-participants &amp; </text:span></text:p>
      <text:p text:style-name="P7"><text:span text:style-name="T8"><text:s text:c="3"/>post-participants)</text:span></text:p>
      <text:p text:style-name="Standard"><text:span text:style-name="T8"><text:s text:c="6"/>- Generalized Decision Coordination (voting etc).</text:span></text:p>
      <text:p text:style-name="Standard"><text:span text:style-name="T8"><text:tab/>- Generalized System Collapse</text:span></text:p>
      <text:p text:style-name="Standard"><text:soft-page-break/><text:span text:style-name="T8"><text:tab/>- Generalized Categories of Types of Systems</text:span></text:p>
      <text:p text:style-name="Standard"><text:span text:style-name="T8"><text:tab/>- Generalized Ethics, Duty &amp; Responsibility</text:span></text:p>
      <text:p text:style-name="P7"><text:span text:style-name="T8">- Generalized Definition-Clarification vs. Disinformation-Violence</text:span></text:p>
      <text:p text:style-name="P7"><text:span text:style-name="T8">- Generalized Definition Behaviors</text:span></text:p>
      <text:p text:style-name="P7"><text:span text:style-name="T8">- Generalized System-Productivity (including long-term)</text:span></text:p>
      <text:p text:style-name="P7"><text:span text:style-name="T8">?</text:span></text:p>
      <text:p text:style-name="P7"><text:span text:style-name="T8">? - Generalized indirectly-defined local value-function-and-meaning</text:span></text:p>
      <text:p text:style-name="P7"><text:span text:style-name="T8">? - Generalized object-relationship space(s)</text:span></text:p>
      <text:p text:style-name="Standard"><text:span text:style-name="T5"><text:tab/>? (Generalized low-bar-enlightenment?)</text:span></text:p>
      <text:p text:style-name="Standard"><text:span text:style-name="T5"><text:tab/></text:span><text:span text:style-name="T8">? - Generalized</text:span><text:span text:style-name="T5"> setting-location-items</text:span></text:p>
      <text:p text:style-name="Standard"><text:span text:style-name="T5"><text:tab/>? feedback...about errors &amp; mistakes?</text:span></text:p>
      <text:p text:style-name="Standard"><text:span text:style-name="T5"><text:tab/>? system defense / system epidemiology action?</text:span></text:p>
      <text:p text:style-name="P2"/>
      <text:p text:style-name="P2"/>
      <text:p text:style-name="Standard"><text:span text:style-name="T5">We can use system-fitness-health-status-indicators.</text:span></text:p>
      <text:p text:style-name="Standard"><text:span text:style-name="T5">We can use system-defense to prevent collapse.</text:span></text:p>
      <text:p text:style-name="Standard"><text:span text:style-name="T5">We can design systems to protect against system collapse. (e.g. we can construct system-membranes)</text:span></text:p>
      <text:p text:style-name="Standard"><text:span text:style-name="T5">We can use models of generalized system &amp; definition collapse behaviors including: modeling a default drift away from reality, attraction to system collapse, and weathering of definitions, etc.</text:span></text:p>
      <text:p text:style-name="Standard"><text:span text:style-name="T5">We can model the relationship between system simplicity (e.g. homogeneity) and system collapse. ('Simple has a shape.')</text:span></text:p>
      <text:p text:style-name="P2"/>
      <text:p text:style-name="Standard"><text:span text:style-name="T5">We can use categories of types of systems.</text:span></text:p>
      <text:p text:style-name="Standard"><text:soft-page-break/><text:span text:style-name="T5">We can use non-automatic learning.</text:span></text:p>
      <text:p text:style-name="Standard"><text:span text:style-name="T5">We can find and fix errors in perception.</text:span></text:p>
      <text:p text:style-name="Standard"><text:span text:style-name="T5">We can organize projects.</text:span></text:p>
      <text:p text:style-name="Standard"><text:span text:style-name="T5">We can distinguish short term vs. long term.</text:span></text:p>
      <text:p text:style-name="Standard"><text:span text:style-name="T5">We can assign roles.</text:span></text:p>
      <text:p text:style-name="Standard"><text:span text:style-name="T5">We can identify falsifiable tests.</text:span></text:p>
      <text:p text:style-name="Standard"><text:span text:style-name="T5">We can test, check, and verify.</text:span></text:p>
      <text:p text:style-name="Standard"><text:span text:style-name="T5">We can have policies on errors-and-mistakes.(e.g. positive constructive use of data and learning from errors and mistakes)</text:span></text:p>
      <text:p text:style-name="P2"/>
      <text:p text:style-name="Standard"><text:span text:style-name="T5">We can improve and cultivate perception by observing perception (including: indirectly observing perception).</text:span></text:p>
      <text:p text:style-name="Standard"><text:span text:style-name="T5">We can observe the effects of abstraction (effects of observation and definition).</text:span></text:p>
      <text:p text:style-name="Standard"><text:span text:style-name="T5">We can identify and correct distortions in signals, perception, processing, coordination, decision, and transmission.</text:span></text:p>
      <text:p text:style-name="Standard"><text:span text:style-name="T5">We can operationally define 'policy' as algorithms for non-collapse based on dynamics of system and definition collapse. (plus context?)</text:span></text:p>
      <text:p text:style-name="Standard"><text:span text:style-name="T5">We can better understand the relationship between disinformation and system collapse.</text:span></text:p>
      <text:p text:style-name="Standard"><text:span text:style-name="T5">We can define indeterminate-incompetence-and-malice as part of system collapse.</text:span></text:p>
      <text:p text:style-name="Standard"><text:span text:style-name="T5">We can audit.</text:span></text:p>
      <text:p text:style-name="Standard"><text:span text:style-name="T5">We can publish.</text:span></text:p>
      <text:p text:style-name="Standard"><text:span text:style-name="T5">We can act with ethics, empathy and compassion.</text:span></text:p>
      <text:p text:style-name="Standard"><text:span text:style-name="T5">We can maintain extended ranges (e.g. [vitruvian] range of motion). (e.g. vs. contraction and collapse) (context for 'vitruvian' nickname here : en.wikipedia.org/wiki/Vitruvian_Man)</text:span></text:p>
      <text:p text:style-name="Standard"><text:span text:style-name="T5">We can follow best practice.</text:span></text:p>
      <text:p text:style-name="P2"/>
      <text:p text:style-name="Standard"><text:soft-page-break/><text:span text:style-name="T4">We can communicate and coordinate in these areas and ways: </text:span></text:p>
      <text:p text:style-name="P12"><text:span text:style-name="T5">We can communicate across space.</text:span></text:p>
      <text:p text:style-name="P12"><text:span text:style-name="T5">We can communicate across time.</text:span></text:p>
      <text:p text:style-name="P12"><text:span text:style-name="T5">We can communicate across cultures.</text:span></text:p>
      <text:p text:style-name="P12"><text:span text:style-name="T5">We can communicate across generation-gaps.</text:span></text:p>
      <text:p text:style-name="P12"><text:span text:style-name="T5">We can communicate across succession gaps.</text:span></text:p>
      <text:p text:style-name="P12"><text:span text:style-name="T5">We can communicate across languages.</text:span></text:p>
      <text:p text:style-name="P12"><text:span text:style-name="T5">We can communicate across types of participants.(AI/bio + pre-participant to post-participant)</text:span></text:p>
      <text:p text:style-name="P12"><text:span text:style-name="T5">We can communicate across roles.</text:span></text:p>
      <text:p text:style-name="P12"><text:span text:style-name="T5">We can communicate across perspectives and priorities.</text:span></text:p>
      <text:p text:style-name="P12"><text:span text:style-name="T5">We can communicate across projects, and parts and phases of projects and processes (e.g. schedules).</text:span></text:p>
      <text:p text:style-name="Standard"><text:span text:style-name="T5">We can communicate across groups/teams.</text:span></text:p>
      <text:p text:style-name="P12"><text:span text:style-name="T5">We can communicate across media of communication.</text:span></text:p>
      <text:p text:style-name="Standard"><text:span text:style-name="T5">We can communicate across Input-Output Measures.</text:span></text:p>
      <text:p text:style-name="Standard"><text:span text:style-name="T5">We can communicate </text:span><text:span text:style-name="T7">across</text:span><text:span text:style-name="T5"> different locations with different setting-location-items for projects.</text:span></text:p>
      <text:p text:style-name="Standard"><text:span text:style-name="T5">We can communicate </text:span><text:span text:style-name="T7">between</text:span><text:span text:style-name="T5"> different setting-location-items for projects.</text:span></text:p>
      <text:p text:style-name="Standard"><text:span text:style-name="T5">We can communicate </text:span><text:span text:style-name="T4">using</text:span><text:span text:style-name="T5"> tools in a project-context for coordination </text:span></text:p>
      <text:p text:style-name="Standard"><text:span text:style-name="T5"><text:s/>and decision making, including tasks, processes, and steps. (votes in elections/polls/surveys/questionnaires/planning-meetings)</text:span></text:p>
      <text:p text:style-name="Standard"><text:span text:style-name="T5">We can communicate through externalized-project space.</text:span></text:p>
      <text:p text:style-name="Standard"><text:span text:style-name="T5">(We can communicate across modular, scaled, break-down build-up, protocols and methods.)</text:span></text:p>
      <text:p text:style-name="Standard"><text:span text:style-name="T5">We can communicate across Signal Processing types and Instruction Management types.</text:span></text:p>
      <text:p text:style-name="Standard"><text:soft-page-break/><text:span text:style-name="T5">We can communicate across networks.</text:span></text:p>
      <text:p text:style-name="P2"/>
      <text:p text:style-name="P2"/>
      <text:p text:style-name="Standard"><text:span text:style-name="T5">We can recognize past problems.</text:span></text:p>
      <text:p text:style-name="Standard"><text:span text:style-name="T5">We can understand a spectrum of disinformation and clarification-of-information.</text:span></text:p>
      <text:p text:style-name="Standard"><text:span text:style-name="T5">We can implement sustainable solutions.</text:span></text:p>
      <text:p text:style-name="Standard"><text:span text:style-name="T5">We can implement sustainable productivity.</text:span></text:p>
      <text:p text:style-name="Standard"><text:span text:style-name="T5">We can prevent future problems.</text:span></text:p>
      <text:p text:style-name="Standard"><text:span text:style-name="T5">We can reverse damage from past problems.</text:span></text:p>
      <text:p text:style-name="Standard"><text:span text:style-name="T5">We can learn from the past.</text:span></text:p>
      <text:p text:style-name="Standard"><text:span text:style-name="T5">We can collect data.</text:span></text:p>
      <text:p text:style-name="Standard"><text:span text:style-name="T5">We can ratchet forward (towards project completion) using methods that work. (~opposite of https://en.wikipedia.org/wiki/Muller%27s_ratchet)</text:span></text:p>
      <text:p text:style-name="P2"/>
      <text:p text:style-name="P2"/>
      <text:p text:style-name="P2"/>
      <text:p text:style-name="Standard"><text:span text:style-name="T4">we can make/generate/cultivate and use/utilize:</text:span></text:p>
      <text:p text:style-name="Standard"><text:span text:style-name="T5">We can make and use clear descriptions (vs. liabilities of jargon &amp; undefined terms).</text:span></text:p>
      <text:p text:style-name="Standard"><text:span text:style-name="T5">We can make and use decisions and coordinate (e.g. voting) frameworks and protocols.</text:span></text:p>
      <text:p text:style-name="Standard"><text:span text:style-name="T5">We can make and use clear functional operational definitions.</text:span></text:p>
      <text:p text:style-name="Standard"><text:span text:style-name="T5">We can make and use data.</text:span></text:p>
      <text:p text:style-name="Standard"><text:span text:style-name="T5">We can make and use policies.</text:span></text:p>
      <text:p text:style-name="Standard"><text:soft-page-break/><text:span text:style-name="T5">We can make and use mandates.</text:span></text:p>
      <text:p text:style-name="Standard"><text:span text:style-name="T5">We can make and use strategies.</text:span></text:p>
      <text:p text:style-name="Standard"><text:span text:style-name="T5">We can make and use tactics.</text:span></text:p>
      <text:p text:style-name="Standard"><text:span text:style-name="T5">We can make and use models.</text:span></text:p>
      <text:p text:style-name="Standard"><text:span text:style-name="T5">We can make and use modular recombinant frameworks.</text:span></text:p>
      <text:p text:style-name="Standard"><text:span text:style-name="T5">We can make and use feedback, tests &amp; evaluations / assessment in various forms at various process stages (pre, formative, summative, post, 'aftermarket,' longitudinal, etc).</text:span></text:p>
      <text:p text:style-name="Standard"><text:span text:style-name="T5">We can make and use clear functional and operational definitions that keep their meaning over time.</text:span></text:p>
      <text:p text:style-name="Standard"><text:span text:style-name="T5">We can make system-</text:span><text:span text:style-name="T4">membranes</text:span><text:span text:style-name="T5">.</text:span></text:p>
      <text:p text:style-name="P2"/>
      <text:p text:style-name="Standard"><text:span text:style-name="T5">We can complete / <text:s/>succeed-in / finish / progress-through projects.</text:span></text:p>
      <text:p text:style-name="Standard"><text:span text:style-name="T5">We can meet / deliver the needs of the target/user.</text:span></text:p>
      <text:p text:style-name="Standard"><text:span text:style-name="T5">We can make progress.</text:span></text:p>
      <text:p text:style-name="P2"/>
      <text:p text:style-name="Standard"><text:span text:style-name="T4">We can make progress by using information about the behavior of definitions: This (topic) is System and Definition Behavior Studies, the field of study pertaining to the behavior of definitions. (These we-can goals-statements may be a measurable proxy-defintion for 'progress.')</text:span></text:p>
      <text:p text:style-name="P2"/>
      <text:p text:style-name="P2"/>
      <text:p text:style-name="Standard"><text:span text:style-name="T4">Instrumentalist Modules + Principles, Applications, Narratives</text:span></text:p>
      <text:p text:style-name="Standard"><text:span text:style-name="T5">These can-do statements (the goals and agenda for definition behavior studies) can be seen as instrumentalist, modular, recombinant, tool-set areas.</text:span></text:p>
      <text:p text:style-name="Standard"><text:span text:style-name="T5">We can combine (narrative summaries of) principles and applications </text:span><text:span text:style-name="T4">with</text:span><text:span text:style-name="T5"> instrumentalist, modular, tool set areas.</text:span></text:p>
      <text:p text:style-name="P2"/>
      <text:p text:style-name="P2"/>
      <text:p text:style-name="P2"><text:soft-page-break/></text:p>
      <text:p text:style-name="P2"/>
      <text:p text:style-name="Standard"><text:span text:style-name="T1">Narratives, Principles and Applications:</text:span></text:p>
      <text:p text:style-name="Standard"><text:span text:style-name="T5">I have constructed a mnemonic device to cover a narrative survey of principles and applications. </text:span></text:p>
      <text:p text:style-name="Standard"><text:span text:style-name="T5">We will do a first/Introductory pass/sweep through the material to map the overall features and layout before doing later sweeps/passes: zoom in, zoom out [improve map; repeat]. (Like NASA missions.)</text:span></text:p>
      <text:p text:style-name="P2"/>
      <text:p text:style-name="Standard"><text:span text:style-name="T5">The main tools that we will use to go through the (definition behavior studies) mnemonic include:</text:span></text:p>
      <text:p text:style-name="Standard"><text:span text:style-name="T5">- (by analogy) </text:span><text:span text:style-name="T4">perspectograph</text:span><text:span text:style-name="T5">: non-automatically learned skills (context: checking perception, e.g. Vetruvian eggshell) </text:span></text:p>
      <text:p text:style-name="Standard"><text:span text:style-name="T5">- </text:span><text:span text:style-name="T4">zooming</text:span><text:span text:style-name="T5"> in, zooming out</text:span></text:p>
      <text:p text:style-name="Standard"><text:span text:style-name="T5">- </text:span><text:span text:style-name="T4">maps</text:span><text:span text:style-name="T5"> and flags</text:span></text:p>
      <text:p text:style-name="Standard"><text:span text:style-name="T5">- hypothetico-deductive </text:span><text:span text:style-name="T4">testing</text:span></text:p>
      <text:p text:style-name="Standard"><text:span text:style-name="T5">- </text:span><text:span text:style-name="T4">clear</text:span><text:span text:style-name="T5"> communication (e.g. STEM and clear communication; CS: Q: How to write good code? A: Communicate.)</text:span></text:p>
      <text:p text:style-name="Standard"><text:span text:style-name="T5">- concrete </text:span><text:span text:style-name="T4">narratives</text:span><text:span text:style-name="T5">: stories</text:span></text:p>
      <text:p text:style-name="P2"/>
      <text:p text:style-name="P2"/>
      <text:p text:style-name="Standard"><text:span text:style-name="T4">Here is an example of a concrete narrative:</text:span></text:p>
      <text:p text:style-name="Standard"><text:span text:style-name="T5">An ambassador travels to earth from the galaxy of Andromeda: </text:span></text:p>
      <text:p text:style-name="Standard"><text:span text:style-name="T5">And says:</text:span></text:p>
      <text:p text:style-name="Standard"><text:span text:style-name="T3">"Hello, I am an Ambassador.</text:span></text:p>
      <text:p text:style-name="Standard"><text:span text:style-name="T3">And I have traveled to earth from the galaxy of Andromeda.</text:span></text:p>
      <text:p text:style-name="Standard"><text:span text:style-name="T3">In the galaxy of Andromeda we have a large-scale (intergalactic) diverse (multi-species) highly productive community.</text:span></text:p>
      <text:p text:style-name="Standard"><text:soft-page-break/><text:span text:style-name="T3">We would like to know if you, homo sapiens and earth, would like to join</text:span></text:p>
      <text:p text:style-name="Standard"><text:span text:style-name="T3">our large-scale (intergalactic), diverse (multi species), highly productive community.</text:span></text:p>
      <text:p text:style-name="Standard"><text:span text:style-name="T3">Here is an application form.</text:span></text:p>
      <text:p text:style-name="Standard"><text:span text:style-name="T3">Please fill it out and tell us what you could bring of value </text:span></text:p>
      <text:p text:style-name="Standard"><text:span text:style-name="T3">to our large-scale (intergalactic), diverse (multi species), highly productive community.</text:span></text:p>
      <text:p text:style-name="Standard"><text:span text:style-name="T3">One more thing: Tell us what you know about moving water bottles.</text:span></text:p>
      <text:p text:style-name="Standard"><text:span text:style-name="T3">Moving water bottles from one place to another is not a rare and valuable skill.</text:span></text:p>
      <text:p text:style-name="Standard"><text:span text:style-name="T3">Moving water bottles is a general universal process.</text:span></text:p>
      <text:p text:style-name="Standard"><text:span text:style-name="T3">We would like to know if you have competence with general universal processes.</text:span></text:p>
      <text:p text:style-name="Standard"><text:span text:style-name="T3">Thank you very much.</text:span></text:p>
      <text:p text:style-name="Standard"><text:span text:style-name="T3">Goodbye, goodbye.</text:span></text:p>
      <text:p text:style-name="Standard"><text:span text:style-name="T3">The ambassador leaves."</text:span></text:p>
      <text:p text:style-name="Standard"><text:span text:style-name="T3">(end of story-narrative)</text:span></text:p>
      <text:p text:style-name="P2"/>
      <text:p text:style-name="Standard"><text:span text:style-name="T5">Let's fill out this application together, starting with moving-water-bottles; </text:span></text:p>
      <text:p text:style-name="Standard"><text:span text:style-name="T5">Water (as in the case example of moving water( containers)) is a gift that keeps on giving: it is nonsectarian and easily definable.</text:span></text:p>
      <text:p text:style-name="P2"/>
      <text:p text:style-name="Standard"><text:span text:style-name="T3">[The location of the water at a given time is concrete but the processes challenge our assumptions and require better models and participant coordination.]</text:span></text:p>
      <text:p text:style-name="P2"/>
      <text:p text:style-name="P2"/>
      <text:p text:style-name="Standard"><text:span text:style-name="T4">(Timeline)</text:span></text:p>
      <text:p text:style-name="Standard"><text:soft-page-break/><text:span text:style-name="T3">(Timelines are a gift that keeps on giving.)</text:span></text:p>
      <text:p text:style-name="Standard"><text:span text:style-name="T5">Let's start with the moving-water-bottles part of the application-form (from the narrative). </text:span></text:p>
      <text:p text:style-name="Standard"><text:span text:style-name="T5">(The valuable-contribution part will come up later.)</text:span></text:p>
      <text:p text:style-name="P2"/>
      <text:p text:style-name="Standard"><text:span text:style-name="T5">We're going to put all the tools that we can use for moving-water-bottles on a timeline from symbol transactions (old) to Agile Project Management (new).</text:span></text:p>
      <text:p text:style-name="Standard"><text:span text:style-name="T5">(Like go (iGo) or chess, this technology timeline is a fabulously useful activity in general, and the kind of skill you can start in 10min and continue for a lifetime.)</text:span></text:p>
      <text:p text:style-name="P2"/>
      <text:p text:style-name="Standard"><text:span text:style-name="T5">The 'Agile Project Management' 'end of our timeline' is also where a goal is: </text:span></text:p>
      <text:p text:style-name="P2"/>
      <text:p text:style-name="P2"/>
      <text:p text:style-name="P2"/>
      <text:p text:style-name="Standard"><text:span text:style-name="T4">Draw a Pirate Treasure Map:</text:span></text:p>
      <text:p text:style-name="P12"><text:span text:style-name="T5">- rectangle</text:span></text:p>
      <text:p text:style-name="P12"><text:span text:style-name="T5">- arrow</text:span></text:p>
      <text:p text:style-name="P12"><text:span text:style-name="T5">- X</text:span></text:p>
      <text:p text:style-name="P2"/>
      <text:p text:style-name="Standard"><text:span text:style-name="T5">- Agile Project Management is the X(marks the spot) on a treasure map;</text:span></text:p>
      <text:p text:style-name="Standard"><text:span text:style-name="T5">- This is what we are looking for;</text:span></text:p>
      <text:p text:style-name="Standard"><text:span text:style-name="T5">- This is where the target has needs; </text:span></text:p>
      <text:p text:style-name="Standard"><text:span text:style-name="T5">- This is where ___ target/user (e.g. society) has needs;</text:span></text:p>
      <text:p text:style-name="Standard"><text:span text:style-name="T5">- Meeting the needs of the target/user is a treasure.</text:span></text:p>
      <text:p text:style-name="P2"><text:soft-page-break/></text:p>
      <text:p text:style-name="Standard"><text:span text:style-name="T5">(Key point: Meeting the needs of the target, for example the user of what we create, is a treasure.)</text:span></text:p>
      <text:p text:style-name="Standard"><text:span text:style-name="T5">(Not easy, not fast, not automatic: A difficult, integrated, hard-won, but possible process.)</text:span></text:p>
      <text:p text:style-name="P2"/>
      <text:p text:style-name="P2"/>
      <text:p text:style-name="Standard"><text:span text:style-name="T5"><text:s/></text:span></text:p>
      <text:p text:style-name="P2"/>
      <text:p text:style-name="Standard"><text:span text:style-name="T4">(Boy) Scout Values </text:span></text:p>
      <text:p text:style-name="P12"><text:span text:style-name="T5">A scout is</text:span></text:p>
      <text:p text:style-name="P7"><text:span text:style-name="T5">trustworthy,</text:span></text:p>
      <text:p text:style-name="P7"><text:span text:style-name="T5">loyal,</text:span></text:p>
      <text:p text:style-name="P7"><text:span text:style-name="T5">helpful,</text:span></text:p>
      <text:p text:style-name="P7"><text:span text:style-name="T5">friendly,</text:span></text:p>
      <text:p text:style-name="P7"><text:span text:style-name="T5">courteous</text:span></text:p>
      <text:p text:style-name="P7"><text:span text:style-name="T5">kind,</text:span></text:p>
      <text:p text:style-name="P7"><text:span text:style-name="T5">obedient,</text:span></text:p>
      <text:p text:style-name="P7"><text:span text:style-name="T5">cheerful, </text:span></text:p>
      <text:p text:style-name="P7"><text:span text:style-name="T5">thrifty</text:span></text:p>
      <text:p text:style-name="P7"><text:span text:style-name="T5">brave,</text:span></text:p>
      <text:p text:style-name="P7"><text:span text:style-name="T5">clean, and </text:span></text:p>
      <text:p text:style-name="P7"><text:span text:style-name="T5">revenant.</text:span></text:p>
      <text:p text:style-name="P2"><text:soft-page-break/></text:p>
      <text:p text:style-name="Standard"><text:span text:style-name="T5">On my honor, I will do my best to, to do my duty to, to guide projects:</text:span></text:p>
      <text:p text:style-name="P7"><text:span text:style-name="T5">obey the scout law,</text:span></text:p>
      <text:p text:style-name="P7"><text:span text:style-name="T5">to </text:span><text:span text:style-name="T4">help other people at all times</text:span><text:span text:style-name="T5">,</text:span></text:p>
      <text:p text:style-name="P7"><text:span text:style-name="T5">to keep myself,</text:span></text:p>
      <text:p text:style-name="P7"><text:span text:style-name="T5">physically strong,</text:span></text:p>
      <text:p text:style-name="P7"><text:span text:style-name="T5">mentally awake, and </text:span></text:p>
      <text:p text:style-name="P7"><text:span text:style-name="T5">morally straight.</text:span></text:p>
      <text:p text:style-name="P2"/>
      <text:p text:style-name="Standard"><text:span text:style-name="T5">Bravery Clause: internal whistleblowing + external confrontation.</text:span></text:p>
      <text:p text:style-name="P2"/>
      <text:p text:style-name="Standard"><text:span text:style-name="T10">(Guidance clause....)</text:span></text:p>
      <text:p text:style-name="P3"/>
      <text:p text:style-name="Standard"><text:span text:style-name="T11">A scout is prepared. Prepared for what?</text:span></text:p>
      <text:p text:style-name="P7"><text:span text:style-name="T11">- To manage down or manage to equilibrium system collapse.</text:span></text:p>
      <text:p text:style-name="P7"><text:span text:style-name="T11">- To manage up or manage to equilibrium system value, function, and meaning. </text:span></text:p>
      <text:p text:style-name="P3"/>
      <text:p text:style-name="Standard"><text:span text:style-name="T11">Regarding Scout Values: </text:span></text:p>
      <text:p text:style-name="P7"><text:span text:style-name="T11">1. </text:span><text:span text:style-name="T12">Universal</text:span><text:span text:style-name="T11"> system of ethics.</text:span></text:p>
      <text:p text:style-name="P7"><text:span text:style-name="T11">2. Rejected </text:span><text:span text:style-name="T13">because it is</text:span><text:span text:style-name="T11"> a universal system of ethics.</text:span></text:p>
      <text:p text:style-name="P7"><text:span text:style-name="T11">3. </text:span><text:span text:style-name="T12">Not definable</text:span><text:span text:style-name="T11"> outside of a context.</text:span></text:p>
      <text:p text:style-name="P7"><text:soft-page-break/><text:span text:style-name="T11">4. </text:span><text:span text:style-name="T12">Definable</text:span><text:span text:style-name="T11"> in a project-context (project management framework context).</text:span></text:p>
      <text:p text:style-name="Standard"><text:span text:style-name="T11">(So far as I can tell, for the above four items regarding scout values: </text:span></text:p>
      <text:p text:style-name="Standard"><text:span text:style-name="T11">All of these are generally accurate. and: </text:span></text:p>
      <text:p text:style-name="Standard"><text:span text:style-name="T11">All of these are </text:span><text:span text:style-name="T13">not</text:span><text:span text:style-name="T11"> recognized as being accurate.)</text:span></text:p>
      <text:p text:style-name="P3"/>
      <text:p text:style-name="P3"/>
      <text:p text:style-name="P3"/>
      <text:p text:style-name="P3"/>
      <text:p text:style-name="P3"/>
      <text:p text:style-name="Standard"><text:span text:style-name="T14">Project Context Examples</text:span></text:p>
      <text:p text:style-name="P3"/>
      <text:p text:style-name="Standard"><text:span text:style-name="T16">Project (Scout) Values (Part 2)</text:span></text:p>
      <text:p text:style-name="Standard"><text:span text:style-name="T11">A scout is:</text:span></text:p>
      <text:p text:style-name="P7"><text:span text:style-name="T11">trustworthy: reliability, open-ness</text:span></text:p>
      <text:p text:style-name="P7"><text:span text:style-name="T11">loyal: project goals, stakeholder needs, user-needs, assigned duties</text:span></text:p>
      <text:p text:style-name="P7"><text:span text:style-name="T11">helpful: collaborate</text:span></text:p>
      <text:p text:style-name="P7"><text:span text:style-name="T11">friendly: welcoming, listening, supportive</text:span></text:p>
      <text:p text:style-name="P7"><text:span text:style-name="T11">courteous: protocols, contexts</text:span></text:p>
      <text:p text:style-name="P7"><text:span text:style-name="T11">kind: vigilantly resist tendencies to be unkind (bully, troll, tease, etc.)</text:span></text:p>
      <text:p text:style-name="P7"><text:span text:style-name="T11">obedient: focus on standup tasks</text:span></text:p>
      <text:p text:style-name="P7"><text:span text:style-name="T11">cheerful: make others smile/laugh </text:span></text:p>
      <text:p text:style-name="P7"><text:soft-page-break/><text:span text:style-name="T11">thrifty: efficient sustainable scale-able use of resources</text:span></text:p>
      <text:p text:style-name="P7"><text:span text:style-name="T11">brave: pushback, whistleblower, feedback, elective decisions, self-motivated</text:span></text:p>
      <text:p text:style-name="P7"><text:span text:style-name="T11">clean: clean code; data hygiene; not a mess; </text:span></text:p>
      <text:p text:style-name="P7"><text:span text:style-name="T11">revenant: 1. respecting system dynamics; 2. treating all situations as important and worth of attention and care (Dogen's cooking ingredients).</text:span></text:p>
      <text:p text:style-name="P3"/>
      <text:p text:style-name="Standard"><text:span text:style-name="T11">On my honor, I will do my best to, to do my duty to, </text:span></text:p>
      <text:p text:style-name="P12"><text:span text:style-name="T11">obey the scout law,</text:span></text:p>
      <text:p text:style-name="P12"><text:span text:style-name="T11">to </text:span><text:span text:style-name="T16">help other people at all times</text:span><text:span text:style-name="T11">,</text:span></text:p>
      <text:p text:style-name="P12"><text:span text:style-name="T11">to keep myself</text:span></text:p>
      <text:p text:style-name="P14"/>
      <text:p text:style-name="P12"><text:span text:style-name="T11">physically strong, mentally awake, <text:s/>morally straight: <text:s/></text:span></text:p>
      <text:p text:style-name="P12"><text:span text:style-name="T11">- stamina across areas to get a project done.</text:span></text:p>
      <text:p text:style-name="P12"><text:span text:style-name="T11"><text:tab/>- sleep well</text:span></text:p>
      <text:p text:style-name="P12"><text:span text:style-name="T11"><text:tab/>- exercise</text:span></text:p>
      <text:p text:style-name="P12"><text:span text:style-name="T11"><text:tab/>- no inebriation</text:span></text:p>
      <text:p text:style-name="P12"><text:span text:style-name="T11"><text:tab/>- life-long learning</text:span></text:p>
      <text:p text:style-name="P12"><text:span text:style-name="T11"><text:tab/>- initiative</text:span></text:p>
      <text:p text:style-name="P12"><text:span text:style-name="T11"><text:tab/>- pro-active collaborative problem solving, good attitude; the 'morals' of project work.</text:span></text:p>
      <text:p text:style-name="Standard"><text:span text:style-name="T11">- no system collapse in various areas; no single centre of participant nodes</text:span></text:p>
      <text:p text:style-name="P3"/>
      <text:p text:style-name="P3"/>
      <text:p text:style-name="P3"><text:soft-page-break/></text:p>
      <text:p text:style-name="P3"/>
      <text:p text:style-name="Standard"><text:span text:style-name="T16">(end of introduction to Mnemonic)</text:span></text:p>
      <text:p text:style-name="Standard"><text:span text:style-name="T16">(Beginning of Mnemonic Proper)</text:span></text:p>
      <text:p text:style-name="P3"/>
      <text:p text:style-name="P3"/>
      <text:p text:style-name="P3"/>
      <text:p text:style-name="Standard"><text:span text:style-name="T9">Mnemonic</text:span></text:p>
      <text:p text:style-name="P12"><text:span text:style-name="T11">Four Sections:</text:span></text:p>
      <text:p text:style-name="P7"><text:span text:style-name="T11">1. <text:s/>Value Statements</text:span></text:p>
      <text:p text:style-name="P15"><text:span text:style-name="T11">1.1 <text:s/>Addendum Items</text:span></text:p>
      <text:p text:style-name="P15"><text:span text:style-name="T11">1.2 <text:s/>Participation Array</text:span></text:p>
      <text:p text:style-name="P16"><text:span text:style-name="T11">1.3 <text:s/>Areas of Interaction</text:span></text:p>
      <text:p text:style-name="P7"><text:span text:style-name="T11">2. <text:s/>Clarification Statements (for contracts)</text:span></text:p>
      <text:p text:style-name="P7"><text:span text:style-name="T11">3. <text:s/>Standard Error and Damage Report (in four subsections)</text:span></text:p>
      <text:p text:style-name="P7"><text:span text:style-name="T11">4. <text:s/>Macro-Model</text:span></text:p>
      <text:p text:style-name="P14"/>
      <text:p text:style-name="P14"/>
      <text:p text:style-name="P14"/>
      <text:p text:style-name="P12"><text:span text:style-name="T16">1. Value Statements Section</text:span></text:p>
      <text:p text:style-name="P4"/>
      <text:p text:style-name="Standard"><text:soft-page-break/><text:span text:style-name="T11">The Target is ______ . (e.g. Homo sapiens and Earth, definition behavior studies.)</text:span></text:p>
      <text:p text:style-name="Standard"><text:span text:style-name="T11">Hello, my name is ___, the current project location _____ (time, place).</text:span></text:p>
      <text:p text:style-name="P3"/>
      <text:p text:style-name="Standard"><text:span text:style-name="T11">This project/framework should be generalizable and specifically applicable given an array of 5x5 items:</text:span></text:p>
      <text:p text:style-name="P3"/>
      <text:p text:style-name="Standard"><text:span text:style-name="T18">(Note: 1. Value Statements Section, operational definition of 'help')</text:span></text:p>
      <text:p text:style-name="P3"/>
      <text:p text:style-name="P3"/>
      <text:p text:style-name="Standard"><text:span text:style-name="T16">Four Addendum Items:</text:span></text:p>
      <text:p text:style-name="P5"/>
      <text:p text:style-name="Standard"><text:span text:style-name="T16">1.1 <text:s/>Setting Location Items:</text:span></text:p>
      <text:p text:style-name="Standard"><text:span text:style-name="T11">The water, the wind, the world, best practice, and other:</text:span></text:p>
      <text:p text:style-name="Standard"><text:span text:style-name="T11">standards,</text:span></text:p>
      <text:p text:style-name="Standard"><text:span text:style-name="T11">elements,</text:span></text:p>
      <text:p text:style-name="Standard"><text:span text:style-name="T11">protocols,</text:span></text:p>
      <text:p text:style-name="Standard"><text:span text:style-name="T11">gestalts,</text:span></text:p>
      <text:p text:style-name="Standard"><text:span text:style-name="T11">symbols, </text:span></text:p>
      <text:p text:style-name="Standard"><text:span text:style-name="T11">signs,</text:span></text:p>
      <text:p text:style-name="Standard"><text:span text:style-name="T11">portals, </text:span></text:p>
      <text:p text:style-name="Standard"><text:span text:style-name="T11">pathways,</text:span></text:p>
      <text:p text:style-name="Standard"><text:span text:style-name="T11">world-as-unit items and translatable(s),</text:span></text:p>
      <text:p text:style-name="Standard"><text:soft-page-break/><text:span text:style-name="T11">fractal landscape items,</text:span></text:p>
      <text:p text:style-name="Standard"><text:span text:style-name="T11">phases of matter,</text:span></text:p>
      <text:p text:style-name="Standard"><text:span text:style-name="T11">phase transitions,</text:span></text:p>
      <text:p text:style-name="Standard"><text:span text:style-name="T11">directions, dimensions, (cardinal et al),</text:span></text:p>
      <text:p text:style-name="Standard"><text:span text:style-name="T11">post-participants,</text:span></text:p>
      <text:p text:style-name="Standard"><text:span text:style-name="T11">linear time,</text:span></text:p>
      <text:p text:style-name="Standard"><text:span text:style-name="T11">nonlinear time,</text:span></text:p>
      <text:p text:style-name="P3"/>
      <text:p text:style-name="Standard"><text:span text:style-name="T11">Q: Why are we talking about setting-location-items? </text:span></text:p>
      <text:p text:style-name="Standard"><text:span text:style-name="T11">A: </text:span></text:p>
      <text:p text:style-name="Standard"><text:span text:style-name="T11">- Ideal chess boards</text:span></text:p>
      <text:p text:style-name="Standard"><text:span text:style-name="T11">- Definitions of insanity</text:span></text:p>
      <text:p text:style-name="Standard"><text:span text:style-name="T11">- You have local factors. </text:span></text:p>
      <text:p text:style-name="Standard"><text:span text:style-name="T11">- Other people have different local factors.</text:span></text:p>
      <text:p text:style-name="Standard"><text:span text:style-name="T11">- You need policies to cover all these areas.</text:span></text:p>
      <text:p text:style-name="Standard"><text:span text:style-name="T11">e.g. The classic example of two internationally distant sister-cities communicating and coordinating about "</text:span><text:span text:style-name="T12">natural disasters</text:span><text:span text:style-name="T11">" (flood, storm, quake, etc.) relief and </text:span><text:span text:style-name="T12">disturbance regimes</text:span><text:span text:style-name="T11"> (modeling/policy/management.) </text:span></text:p>
      <text:p text:style-name="P3"/>
      <text:p text:style-name="P3"/>
      <text:p text:style-name="Standard"><text:span text:style-name="T16">2. Love, Act Responsibly Towards, Fulfill Duties Towards</text:span></text:p>
      <text:p text:style-name="Standard"><text:span text:style-name="T11">including a </text:span><text:span text:style-name="T12">framework</text:span><text:span text:style-name="T11"> borrowed from biology containing "comensal",</text:span></text:p>
      <text:p text:style-name="Standard"><text:span text:style-name="T11">including:</text:span></text:p>
      <text:p text:style-name="Standard"><text:soft-page-break/><text:span text:style-name="T11">1. Energy, </text:span></text:p>
      <text:p text:style-name="Standard"><text:span text:style-name="T11">2. Nutrients, </text:span></text:p>
      <text:p text:style-name="Standard"><text:span text:style-name="T11">3. Shannon/Turing Information, </text:span></text:p>
      <text:p text:style-name="Standard"><text:span text:style-name="T11">4. Definition behaviors</text:span></text:p>
      <text:p text:style-name="P3"/>
      <text:p text:style-name="Standard"><text:span text:style-name="T11">Q: Why are we talking about ethics (love, duty, and responsibility)? </text:span></text:p>
      <text:p text:style-name="Standard"><text:span text:style-name="T11">A: There is an epidemic of anti-best-practice action and rhetoric. There should be:</text:span></text:p>
      <text:p text:style-name="Standard"><text:span text:style-name="T11">1. a system medicine </text:span><text:span text:style-name="T12">research</text:span><text:span text:style-name="T11"> area;</text:span></text:p>
      <text:p text:style-name="Standard"><text:span text:style-name="T11">2. a system epidemiology task-force.</text:span></text:p>
      <text:p text:style-name="P3"/>
      <text:p text:style-name="P3"/>
      <text:p text:style-name="Standard"><text:span text:style-name="T16">3. Reception And Reflection:</text:span></text:p>
      <text:p text:style-name="Standard"><text:span text:style-name="T11">There is a time for reception and reflection.</text:span></text:p>
      <text:p text:style-name="Standard"><text:span text:style-name="T11">I will be receptive and reflective for a [period of] time </text:span></text:p>
      <text:p text:style-name="Standard"><text:span text:style-name="T11">for example 3-5 inhalation-exhalation cycles,</text:span></text:p>
      <text:p text:style-name="P7"><text:span text:style-name="T11">(e.g.)</text:span></text:p>
      <text:p text:style-name="P7"><text:span text:style-name="T11">1 meter squared</text:span></text:p>
      <text:p text:style-name="P7"><text:span text:style-name="T11">1 meter diameter</text:span></text:p>
      <text:p text:style-name="P7"><text:span text:style-name="T11">+/ </text:span></text:p>
      <text:p text:style-name="Standard"><text:span text:style-name="T11">Three ~levels/areas of duty / participation-modes: pre-participant, participant, post-participant</text:span></text:p>
      <text:p text:style-name="P3"/>
      <text:p text:style-name="P3"><text:soft-page-break/></text:p>
      <text:p text:style-name="Standard"><text:span text:style-name="T16">4. Misc:</text:span></text:p>
      <text:p text:style-name="Standard"><text:span text:style-name="T11">- Range of Motion</text:span></text:p>
      <text:p text:style-name="Standard"><text:span text:style-name="T11">- non-transference (non-automatic learning, non-general learning)</text:span></text:p>
      <text:p text:style-name="Standard"><text:span text:style-name="T11">- (policies on) errors and mistakes</text:span></text:p>
      <text:p text:style-name="Standard"><text:span text:style-name="T11">- vetruvian-egg-shell</text:span></text:p>
      <text:p text:style-name="Standard"><text:span text:style-name="T11">- empathy and compassion</text:span></text:p>
      <text:p text:style-name="P3"/>
      <text:p text:style-name="P3"/>
      <text:p text:style-name="Standard"><text:span text:style-name="T16">Participation Array, 5x5 items: </text:span></text:p>
      <text:p text:style-name="P12"><text:span text:style-name="T11">(This should be generalizable and specifically applicable given an array of 5x5 items.)</text:span></text:p>
      <text:p text:style-name="Standard"><text:span text:style-name="T11">1. Participation Items</text:span></text:p>
      <text:p text:style-name="Standard"><text:span text:style-name="T11">2. Setting Location Items</text:span></text:p>
      <text:p text:style-name="Standard"><text:span text:style-name="T11">3. Definition Behavior Items</text:span></text:p>
      <text:p text:style-name="Standard"><text:span text:style-name="T11">4. Proximity, Scale, Contact, Interaction, Exposure Items </text:span></text:p>
      <text:p text:style-name="Standard"><text:span text:style-name="T11">5. Standard Set of Agreed Upon Goals, Means, Methods Areas</text:span></text:p>
      <text:p text:style-name="P3"/>
      <text:p text:style-name="Standard"><text:span text:style-name="T11">[5x5 array]</text:span></text:p>
      <text:p text:style-name="Standard"><text:span text:style-name="T16">Four Areas of Interaction:</text:span><text:span text:style-name="T19"> </text:span><text:span text:style-name="T20">(e.g. four comparison criteria for each cell in 5x5 array)</text:span></text:p>
      <text:p text:style-name="P6"/>
      <text:p text:style-name="Standard"><text:span text:style-name="T21">1. (Participant Diversity) Love, Duty, Responsibility, Including Boundary Dissolution Areas</text:span></text:p>
      <text:p text:style-name="Standard"><text:soft-page-break/><text:span text:style-name="T22">Connection, disconnection, and ambiguity, in the following areas:</text:span></text:p>
      <text:p text:style-name="P7"><text:span text:style-name="T11">1.1 time space location</text:span></text:p>
      <text:p text:style-name="P7"><text:span text:style-name="T11">1.2 perception</text:span></text:p>
      <text:p text:style-name="P7"><text:span text:style-name="T11">1.3 action</text:span></text:p>
      <text:p text:style-name="P7"><text:span text:style-name="T11">1.4 experience</text:span></text:p>
      <text:p text:style-name="P7"><text:span text:style-name="T11">1.5 votes on goals means methods</text:span></text:p>
      <text:p text:style-name="P3"/>
      <text:p text:style-name="P3"/>
      <text:p text:style-name="P3"/>
      <text:p text:style-name="Standard"><text:span text:style-name="T11">(2&amp;3)</text:span></text:p>
      <text:p text:style-name="Standard"><text:span text:style-name="T18">Operational Definition of "Help":</text:span></text:p>
      <text:p text:style-name="Standard"><text:span text:style-name="T18">"Deploying features that meet the stated and indicated needs and goals of a user is 'helping.' "</text:span></text:p>
      <text:p text:style-name="P4"/>
      <text:p text:style-name="Standard"><text:span text:style-name="T16">2. Giving Help</text:span></text:p>
      <text:p text:style-name="Standard"><text:span text:style-name="T16">3. Receiving Help</text:span></text:p>
      <text:p text:style-name="Standard"><text:span text:style-name="T11">Operational Definition of "Help":</text:span></text:p>
      <text:p text:style-name="Standard"><text:span text:style-name="T11">'Help' is defined as deploying a feature that meets the stated, and indicated, needs and goals of a user.</text:span></text:p>
      <text:p text:style-name="P3"/>
      <text:p text:style-name="P3"/>
      <text:p text:style-name="Standard"><text:span text:style-name="T16">4. Drake Equation Vessel Functions: in the following seven areas</text:span></text:p>
      <text:p text:style-name="Standard"><text:span text:style-name="T11">Sub-Participants can, should, will, want to, do, help, and / or help with, serve, and / or serve with, setting-location-items in a legal vessel-capacity occupational role and niche and offer legal-vessel-contracts in the following ~seven areas:</text:span></text:p>
      <text:p text:style-name="P3"><text:soft-page-break/></text:p>
      <text:p text:style-name="Standard"><text:span text:style-name="T11">4.1 <text:s/></text:span><text:span text:style-name="T12">Sensory Motor</text:span><text:span text:style-name="T11"> (Lear: Use My Eyes) Areas (Plus Electromagnetism)</text:span></text:p>
      <text:p text:style-name="Standard"><text:span text:style-name="T11">4.2 <text:s/></text:span><text:span text:style-name="T12">Benzaiten Saraswati</text:span><text:span text:style-name="T11"> Areas (Plus historical continuity, minus high definition input output data-literacy/numeracy) (Note: translation and transmission)</text:span></text:p>
      <text:p text:style-name="Standard"><text:span text:style-name="T11">?4.3 <text:s/></text:span><text:span text:style-name="T12">Embodyment / Channeling Items</text:span><text:span text:style-name="T11">: theater-groups and community interaction, CRV, active-imagination</text:span></text:p>
      <text:p text:style-name="Standard"><text:span text:style-name="T11">4.4 <text:s/></text:span><text:span text:style-name="T12">Functions and Operations</text:span><text:span text:style-name="T11">:</text:span></text:p>
      <text:p text:style-name="P7"><text:span text:style-name="T11">4.4.1 Null, Void</text:span></text:p>
      <text:p text:style-name="P15"><text:span text:style-name="T11">4.4.1.1 negative choices and definitions</text:span></text:p>
      <text:p text:style-name="P15"><text:span text:style-name="T11">4.4.1.2 consciousness array: 3 fractal vectors</text:span></text:p>
      <text:p text:style-name="P17"><text:span text:style-name="T11">4.4.1.2.1 <text:s/>time, body</text:span></text:p>
      <text:p text:style-name="P17"><text:span text:style-name="T11">4.4.1.2.2 <text:s/>object location event</text:span></text:p>
      <text:p text:style-name="P17"><text:span text:style-name="T11">4.4.1.2.3 <text:s/>behaviors, policies </text:span></text:p>
      <text:p text:style-name="P18"><text:span text:style-name="T11">4.4.1.2.3.1 behaviors details: </text:span></text:p>
      <text:p text:style-name="P18"><text:span text:style-name="T11">in / out; <text:s/></text:span></text:p>
      <text:p text:style-name="P18"><text:span text:style-name="T11">on / off; </text:span></text:p>
      <text:p text:style-name="P18"><text:span text:style-name="T11">start / stop; </text:span></text:p>
      <text:p text:style-name="P18"><text:span text:style-name="T11">begin / end; </text:span></text:p>
      <text:p text:style-name="P18"><text:span text:style-name="T11">dual / non-dual; </text:span></text:p>
      <text:p text:style-name="P18"><text:span text:style-name="T11">mundane / non-mundane</text:span></text:p>
      <text:p text:style-name="P18"><text:span text:style-name="T11">4.4.1.2.3.2 Policies details: </text:span></text:p>
      <text:p text:style-name="P18"><text:span text:style-name="T11">perception, translation, coordination, collaboration, non-discrimination, non-collapse</text:span></text:p>
      <text:p text:style-name="P7"><text:span text:style-name="T11">4.4.2 Reception, Reflection, Absorption</text:span></text:p>
      <text:p text:style-name="P7"><text:soft-page-break/><text:span text:style-name="T11">4.4.3 Something-hard, Something-Soft Areas</text:span></text:p>
      <text:p text:style-name="P7"><text:span text:style-name="T11">4.4.4 (basal) Input-Output Processing Areas</text:span></text:p>
      <text:p text:style-name="P7"><text:span text:style-name="T11">4.4.5 Cross Context Areas</text:span></text:p>
      <text:p text:style-name="P3"/>
      <text:p text:style-name="Standard"><text:span text:style-name="T16">5. </text:span><text:span text:style-name="T13">Definition Dark Areas</text:span><text:span text:style-name="T11"> / off the one-tree</text:span></text:p>
      <text:p text:style-name="P3"/>
      <text:p text:style-name="Standard"><text:span text:style-name="T16">6. </text:span><text:span text:style-name="T13">World Dancing, World Singing</text:span><text:span text:style-name="T16">: </text:span><text:span text:style-name="T11">the song and dance of</text:span><text:span text:style-name="T16"> compromise</text:span></text:p>
      <text:p text:style-name="P3"/>
      <text:p text:style-name="Standard"><text:span text:style-name="T16">7. </text:span><text:span text:style-name="T13">Professional Technical Production Advice</text:span><text:span text:style-name="T11">: six sigma for rivers, grains of sand, ecosystems, keystone species</text:span></text:p>
      <text:p text:style-name="P3"/>
      <text:p text:style-name="Standard"><text:span text:style-name="T16">8. Number 8 (misc)</text:span></text:p>
      <text:p text:style-name="Standard"><text:span text:style-name="T11">Help others at all times:</text:span></text:p>
      <text:p text:style-name="P3"/>
      <text:p text:style-name="Standard"><text:span text:style-name="T11">1. <text:s/>I will do my best to help all parties according to all known best practice standards and protocols; to manage down or manage to equilibrium system-collapse, to manage up or manage to equilibrium system-value-function-and-meaning.</text:span></text:p>
      <text:p text:style-name="P3"/>
      <text:p text:style-name="Standard"><text:span text:style-name="T11">2. <text:s/>Best Practice Blessing: </text:span></text:p>
      <text:p text:style-name="P7"><text:span text:style-name="T11">"May you, may we, may noun, </text:span></text:p>
      <text:p text:style-name="P7"><text:span text:style-name="T11">become proficient in the sustainable cultivation of value, function, and meaning,</text:span></text:p>
      <text:p text:style-name="P7"><text:span text:style-name="T11">via a local implementation of generalized system best practice,</text:span></text:p>
      <text:p text:style-name="P7"><text:span text:style-name="T11">with local spice and sauce."</text:span></text:p>
      <text:p text:style-name="P7"><text:span text:style-name="T11">[~'...with local customs and knowledge.']</text:span></text:p>
      <text:p text:style-name="P9"><text:soft-page-break/></text:p>
      <text:p text:style-name="Standard"><text:span text:style-name="T11">3. <text:s/>Learn from mistakes, your mistakes and the mistakes of others. You are the protector of those who cannot or do not learn from mistakes.</text:span></text:p>
      <text:p text:style-name="P3"/>
      <text:p text:style-name="P3"/>
      <text:p text:style-name="P3"/>
      <text:p text:style-name="Standard"><text:span text:style-name="T14">2. Clarification Statements Section:</text:span><text:span text:style-name="T15"> </text:span></text:p>
      <text:p text:style-name="Standard"><text:span text:style-name="T11">Disinformation &amp; System Collapse</text:span></text:p>
      <text:p text:style-name="P3"/>
      <text:p text:style-name="Standard"><text:span text:style-name="T18">("Clarification statements" relate to system defense, system immune-system, diagnostics, disinformation, collapse-metrics, weak-points.</text:span></text:p>
      <text:p text:style-name="Standard"><text:span text:style-name="T18">Definition of statement to be as clear and unambiguous as possible: "It is bad, it is wrong, it causes system collapse, it should not be done, and I will not do it.")</text:span></text:p>
      <text:p text:style-name="P3"/>
      <text:p text:style-name="Standard"><text:span text:style-name="T11">Given enough participants, there will be participants who will push to and past the point of system collapse.</text:span></text:p>
      <text:p text:style-name="P3"/>
      <text:p text:style-name="P12"><text:span text:style-name="T18">(You need to know that </text:span><text:span text:style-name="T11">collapse</text:span><text:span text:style-name="T18"> happens.</text:span></text:p>
      <text:p text:style-name="P12"><text:span text:style-name="T18">You need to know where and how </text:span><text:span text:style-name="T11">collapse</text:span><text:span text:style-name="T18"> happens.</text:span></text:p>
      <text:p text:style-name="P12"><text:span text:style-name="T18">You need to know what </text:span><text:span text:style-name="T11">collapse</text:span><text:span text:style-name="T18"> looks like.</text:span></text:p>
      <text:p text:style-name="P12"><text:span text:style-name="T18">You need to know how to prepare for, prevent, and recover from </text:span><text:span text:style-name="T11">collapse</text:span><text:span text:style-name="T18">.)</text:span></text:p>
      <text:p text:style-name="P3"/>
      <text:p text:style-name="Standard"><text:span text:style-name="T11">Whether or not a statement should be clarified is an important item that should be dealt with according to all known best practice standards and protocols; </text:span></text:p>
      <text:p text:style-name="Standard"><text:span text:style-name="T11">1. No unilateral changes to group-agreed-upon goals, means, and methods, and </text:span></text:p>
      <text:p text:style-name="Standard"><text:span text:style-name="T11">2. No unilateral system collapse.</text:span></text:p>
      <text:p text:style-name="P3"><text:soft-page-break/></text:p>
      <text:p text:style-name="P3"/>
      <text:p text:style-name="Standard"><text:span text:style-name="T16">2. <text:s/>Two Tautology Areas</text:span></text:p>
      <text:p text:style-name="P5"/>
      <text:p text:style-name="Standard"><text:span text:style-name="T11">(Tautology Area 1)</text:span></text:p>
      <text:p text:style-name="Standard"><text:span text:style-name="T11">2.1 </text:span><text:span text:style-name="T16">Tautology Area 1: </text:span><text:span text:style-name="T11">Three items which are also categories:</text:span></text:p>
      <text:p text:style-name="P3"/>
      <text:p text:style-name="Standard"><text:span text:style-name="T11">2.1.1 <text:s/></text:span><text:span text:style-name="T16">Participation</text:span><text:span text:style-name="T11">: Participating on the behalf of participants without the participation </text:span></text:p>
      <text:p text:style-name="Standard"><text:span text:style-name="T18">is bad, is wrong, it causes system collapse, it should not be done, and I will not do it.</text:span></text:p>
      <text:p text:style-name="P4"/>
      <text:p text:style-name="Standard"><text:span text:style-name="T11">2.1.2 <text:s/></text:span><text:span text:style-name="T16">Best Practice</text:span><text:span text:style-name="T11">: Mismanaging general-system-management areas </text:span></text:p>
      <text:p text:style-name="Standard"><text:span text:style-name="T18">It is bad, It is wrong, it causes system collapse, it should not be done, and I will not do it.</text:span></text:p>
      <text:p text:style-name="Standard"><text:span text:style-name="T11">For example:</text:span></text:p>
      <text:p text:style-name="Standard"><text:span text:style-name="T11">2.1.2.1 <text:s/>Having values</text:span></text:p>
      <text:p text:style-name="Standard"><text:span text:style-name="T11">2.1.2.2 <text:s/>Valuing Data</text:span></text:p>
      <text:p text:style-name="Standard"><text:span text:style-name="T11">2.1.2.3 <text:s/>Communication Reporting Transparency</text:span></text:p>
      <text:p text:style-name="Standard"><text:span text:style-name="T11">2.1.2.4 <text:s/>Testing Auditing Feedback</text:span></text:p>
      <text:p text:style-name="Standard"><text:span text:style-name="T11">2.1.2.5 <text:s/>No Unilateral System Collapse</text:span></text:p>
      <text:p text:style-name="Standard"><text:span text:style-name="T11">2.1.2.6 <text:s/>Proficiency Standards for Time and Schedules</text:span></text:p>
      <text:p text:style-name="P3"/>
      <text:p text:style-name="Standard"><text:span text:style-name="T11">2.1.3</text:span><text:span text:style-name="T16"> <text:s/>Causality Models</text:span><text:span text:style-name="T11">: Concept Check: Scapegoating and Elimination: Identifying any entire part of the world as to be scapegoated and eliminated </text:span></text:p>
      <text:p text:style-name="Standard"><text:soft-page-break/><text:span text:style-name="T18">is bad, is wrong, it causes system collapse, it should not be done, and I will not do it.</text:span></text:p>
      <text:p text:style-name="P3"/>
      <text:p text:style-name="Standard"><text:span text:style-name="T11">(Tautology Area 2)</text:span></text:p>
      <text:p text:style-name="Standard"><text:span text:style-name="T16">2.2 Tautology Area 2: Positive and Negatively Defined Areas ("top and bottom" chart areas)</text:span></text:p>
      <text:p text:style-name="Standard"><text:span text:style-name="T11">Identifying system collapse as a goal, not indirectly as in dark lighthouse but directly as in exacerbating system collapse, as part of (defining / in any area of) the standard set of agreed upon goal means method areas, </text:span><text:span text:style-name="T18">is bad, is wrong, it causes system collapse, it should not be done, and I will not do it: e.g.</text:span></text:p>
      <text:p text:style-name="P3"/>
      <text:p text:style-name="Standard"><text:span text:style-name="T11">2.2.1 <text:s/>Following worst-possible-options</text:span></text:p>
      <text:p text:style-name="Standard"><text:span text:style-name="T11"><text:tab/></text:span><text:span text:style-name="T18">is bad, is wrong, it causes system collapse, it should not be done, and I will not do it.</text:span></text:p>
      <text:p text:style-name="P3"/>
      <text:p text:style-name="Standard"><text:span text:style-name="T11">2.2.2 <text:s/>Playing nazi-chess</text:span></text:p>
      <text:p text:style-name="Standard"><text:span text:style-name="T11"><text:tab/></text:span><text:span text:style-name="T18">is bad, is wrong, it causes system collapse, it should not be done, and I will not do it.</text:span></text:p>
      <text:p text:style-name="P3"/>
      <text:p text:style-name="Standard"><text:span text:style-name="T11">2.2.3 <text:s/>Mismanaging categories of types of systems</text:span></text:p>
      <text:p text:style-name="Standard"><text:span text:style-name="T11"><text:tab/></text:span><text:span text:style-name="T18">is bad, is wrong, it causes system collapse, it should not be done, and I will not do it.</text:span></text:p>
      <text:p text:style-name="P3"/>
      <text:p text:style-name="Standard"><text:span text:style-name="T11">2.2.4 <text:s/>Mismanaging Cross-Context-Areas: e.g.</text:span></text:p>
      <text:p text:style-name="Standard"><text:span text:style-name="T11"><text:tab/>- exponential elbows</text:span></text:p>
      <text:p text:style-name="Standard"><text:span text:style-name="T11"><text:tab/>- perception abstraction</text:span></text:p>
      <text:p text:style-name="Standard"><text:span text:style-name="T11"><text:tab/>- indeterminate incompetence and malice</text:span></text:p>
      <text:p text:style-name="Standard"><text:span text:style-name="T11"><text:tab/></text:span><text:span text:style-name="T18">is bad, is wrong, it causes system collapse, it should not be done, and I will not do it.</text:span></text:p>
      <text:p text:style-name="P3"/>
      <text:p text:style-name="Standard"><text:soft-page-break/><text:span text:style-name="T11">2.2.5 Mismanaging Standard System Policy Areas:</text:span></text:p>
      <text:p text:style-name="Standard"><text:span text:style-name="T11"><text:tab/></text:span><text:span text:style-name="T18">is bad, is wrong, it causes system collapse, it should not be done, and I will not do it.</text:span></text:p>
      <text:p text:style-name="Standard"><text:span text:style-name="T11">For example: <text:s/></text:span></text:p>
      <text:p text:style-name="Standard"><text:span text:style-name="T11">1. Mismanaging Split substantiations: for example </text:span></text:p>
      <text:p text:style-name="P7"><text:span text:style-name="T11">'they are all good' </text:span></text:p>
      <text:p text:style-name="P7"><text:span text:style-name="T11">'they are all bad' </text:span></text:p>
      <text:p text:style-name="P7"><text:span text:style-name="T11">'they should be dealt with by cramming them together or splitting them apart"</text:span></text:p>
      <text:p text:style-name="Standard"><text:span text:style-name="T11">2. Golden circle asymmetry / inside outside asymmetry, deleterious effects include: </text:span></text:p>
      <text:p text:style-name="P10"><text:span text:style-name="T11">- causality, </text:span></text:p>
      <text:p text:style-name="P10"><text:span text:style-name="T11">- schedules,</text:span></text:p>
      <text:p text:style-name="P10"><text:span text:style-name="T11">- contracts.</text:span></text:p>
      <text:p text:style-name="Standard"><text:span text:style-name="T11">3. System inversion (is a standard data artifact)</text:span></text:p>
      <text:p text:style-name="Standard"><text:span text:style-name="T11">4. Basal distal disjunction (is a proxy(model) for (operationally defined system) </text:span><text:span text:style-name="T12">'violence'</text:span><text:span text:style-name="T11">)</text:span></text:p>
      <text:p text:style-name="Standard"><text:span text:style-name="T11">5. Negative choices and definitions (don't ignore them)</text:span></text:p>
      <text:p text:style-name="Standard"><text:span text:style-name="T11">6. Turning on and off (running) system processes ((for example) comparing policy from Roman Catholicism, South Korea, and Judaeica)</text:span></text:p>
      <text:p text:style-name="Standard"><text:span text:style-name="T11">7. Half-dark dichotomies (more on that later)</text:span></text:p>
      <text:p text:style-name="P3"/>
      <text:p text:style-name="P3"/>
      <text:p text:style-name="Standard"><text:span text:style-name="T16">3. Standard Error and Damage Report in Four Sub-Sections</text:span></text:p>
      <text:p text:style-name="P5"/>
      <text:p text:style-name="Standard"><text:span text:style-name="T16">_______ <text:s/>= target (</text:span><text:span text:style-name="T11">population)</text:span></text:p>
      <text:p text:style-name="P3"><text:soft-page-break/></text:p>
      <text:p text:style-name="Standard"><text:span text:style-name="T16">3.1 Overall Infection Level</text:span></text:p>
      <text:p text:style-name="Standard"><text:span text:style-name="T11">3.1.1 _________ is extremely infected.</text:span></text:p>
      <text:p text:style-name="Standard"><text:span text:style-name="T11">3.1.2 There are most likely autonomous infections.</text:span></text:p>
      <text:p text:style-name="Standard"><text:span text:style-name="T11">3.1.3 There are most likely plots against setting location items.</text:span></text:p>
      <text:p text:style-name="Standard"><text:span text:style-name="T11">3.1.4 _________ personally identify/identifies with system collapse.</text:span></text:p>
      <text:p text:style-name="Standard"><text:span text:style-name="T11">3.1.5 _________culturally follows system collapse.</text:span></text:p>
      <text:p text:style-name="P3"/>
      <text:p text:style-name="Standard"><text:span text:style-name="T16">3.2 System Membranes</text:span></text:p>
      <text:p text:style-name="Standard"><text:span text:style-name="T11">3.2.1 _________ has (no) system membranes.</text:span></text:p>
      <text:p text:style-name="Standard"><text:span text:style-name="T11">The standard side-effects of not having system membranes include: </text:span><text:span text:style-name="T18">(speculative)</text:span></text:p>
      <text:p text:style-name="Standard"><text:span text:style-name="T11">3.2.2.1 meat shielding</text:span></text:p>
      <text:p text:style-name="Standard"><text:span text:style-name="T11">3.2.2.2 junk clouding </text:span></text:p>
      <text:p text:style-name="Standard"><text:span text:style-name="T11">3.2.2.3 growth racing</text:span></text:p>
      <text:p text:style-name="Standard"><text:span text:style-name="T11">3.2.2.4 self/child cannibalism</text:span></text:p>
      <text:p text:style-name="Standard"><text:span text:style-name="T11">3.2.2.5 increasingly uninhabitable habitat seeking</text:span></text:p>
      <text:p text:style-name="P3"/>
      <text:p text:style-name="P3"/>
      <text:p text:style-name="Standard"><text:span text:style-name="T16">3.3 Diagnostic Array</text:span></text:p>
      <text:p text:style-name="Standard"><text:span text:style-name="T16">The next area has to do with system participation behaviors:</text:span></text:p>
      <text:p text:style-name="Standard"><text:span text:style-name="T11">(This is a linear narrative walkthrough through an array)</text:span></text:p>
      <text:p text:style-name="Standard"><text:soft-page-break/><text:span text:style-name="T11">_________ shows (no) sign of system participation behaviors.</text:span></text:p>
      <text:p text:style-name="Standard"><text:span text:style-name="T11">_________ shows (no) signs of developmental pathways towards system participation behaviors.</text:span></text:p>
      <text:p text:style-name="Standard"><text:span text:style-name="T11">_________ shows (no) signs of metapopulation, networked, developmental, pathways towards system participation behaviors:</text:span></text:p>
      <text:p text:style-name="Standard"><text:span text:style-name="T11">- refugia</text:span></text:p>
      <text:p text:style-name="Standard"><text:span text:style-name="T11">- discussion</text:span></text:p>
      <text:p text:style-name="Standard"><text:span text:style-name="T11">- recognition</text:span></text:p>
      <text:p text:style-name="Standard"><text:span text:style-name="T11">- use</text:span></text:p>
      <text:p text:style-name="Standard"><text:span text:style-name="T11">- identification</text:span></text:p>
      <text:p text:style-name="Standard"><text:span text:style-name="T11">- coordination</text:span></text:p>
      <text:p text:style-name="P3"/>
      <text:p text:style-name="Standard"><text:span text:style-name="T11">Array: </text:span><text:span text:style-name="T12">"Empirical behavioral use</text:span><text:span text:style-name="T11"> of" and "</text:span><text:span text:style-name="T12">having a concept of</text:span><text:span text:style-name="T11">,' for each relevant context.</text:span></text:p>
      <text:p text:style-name="P3"/>
      <text:p text:style-name="Standard"><text:span text:style-name="T11">Concept: (value, function, and meaning)</text:span></text:p>
      <text:p text:style-name="Standard"><text:span text:style-name="T11">Concept: (system fitness)</text:span></text:p>
      <text:p text:style-name="Standard"><text:span text:style-name="T11">Concept: (system collapse)</text:span></text:p>
      <text:p text:style-name="Standard"><text:span text:style-name="T11">_________ show (no) signs of </text:span><text:span text:style-name="T12">having a concept of</text:span><text:span text:style-name="T11"> system collapse.</text:span></text:p>
      <text:p text:style-name="Standard"><text:span text:style-name="T11">_________ show (no) signs of </text:span><text:span text:style-name="T12">having a concept of</text:span><text:span text:style-name="T11"> system fitness.</text:span></text:p>
      <text:p text:style-name="Standard"><text:span text:style-name="T11">_________ show (no) signs of </text:span><text:span text:style-name="T12">having a concept of</text:span><text:span text:style-name="T11"> value, function, and meaning.</text:span></text:p>
      <text:p text:style-name="Standard"><text:span text:style-name="T11">etc.</text:span></text:p>
      <text:p text:style-name="Standard"><text:span text:style-name="T11">_________ shows (no) signs of </text:span><text:span text:style-name="T12">having a concept of</text:span><text:span text:style-name="T11"> </text:span><text:span text:style-name="T16">cross-contextual system models and tools</text:span></text:p>
      <text:p text:style-name="Standard"><text:span text:style-name="T11">_________ shows (no) signs of having </text:span><text:span text:style-name="T12">empirical behavioral use</text:span><text:span text:style-name="T11"> of </text:span><text:span text:style-name="T16">cross-contextual system models and tools.</text:span></text:p>
      <text:p text:style-name="P3"><text:soft-page-break/></text:p>
      <text:p text:style-name="Standard"><text:span text:style-name="T11">_________ does/</text:span><text:span text:style-name="T12">do show</text:span><text:span text:style-name="T11"> (no) signs of </text:span><text:span text:style-name="T12">empirical-behavioral-use</text:span><text:span text:style-name="T11"> of </text:span><text:span text:style-name="T16">types of generality.</text:span></text:p>
      <text:p text:style-name="Standard"><text:span text:style-name="T11">_________ shows (no) signs of </text:span><text:span text:style-name="T12">having a concept of</text:span><text:span text:style-name="T16"> types of generality.</text:span></text:p>
      <text:p text:style-name="Standard"><text:span text:style-name="T11">(types, scales, levels, recursive, etc.)</text:span></text:p>
      <text:p text:style-name="P3"/>
      <text:p text:style-name="Standard"><text:span text:style-name="T16">3.4 Policy Areas:</text:span></text:p>
      <text:p text:style-name="Standard"><text:span text:style-name="T11">_________ (target) is (or is not) dedicated to the: </text:span></text:p>
      <text:p text:style-name="P7"><text:span text:style-name="T11">3.2.1 <text:s/>Destruction</text:span></text:p>
      <text:p text:style-name="P7"><text:span text:style-name="T11">3.2.2 <text:s/>Exploitation </text:span></text:p>
      <text:p text:style-name="P7"><text:span text:style-name="T11">3.2.3 <text:s/>Misuse</text:span></text:p>
      <text:p text:style-name="P7"><text:span text:style-name="T11">3.2.4 <text:s/>Eradication</text:span></text:p>
      <text:p text:style-name="P7"><text:span text:style-name="T11">3.2.5 <text:s/>Torture</text:span></text:p>
      <text:p text:style-name="P7"><text:span text:style-name="T11">3.2.6 <text:s/>Scapegoating &amp;</text:span></text:p>
      <text:p text:style-name="P7"><text:span text:style-name="T11">3.2.7 <text:s/>Coverup</text:span></text:p>
      <text:p text:style-name="Standard"><text:span text:style-name="T11">_________ (above list) of general system management areas.</text:span></text:p>
      <text:p text:style-name="P3"/>
      <text:p text:style-name="P3"/>
      <text:p text:style-name="Standard"><text:span text:style-name="T23">4. Macro Model</text:span></text:p>
      <text:p text:style-name="Standard"><text:span text:style-name="T11">4.1 Background:</text:span></text:p>
      <text:p text:style-name="Standard"><text:span text:style-name="T11">- helping</text:span></text:p>
      <text:p text:style-name="Standard"><text:span text:style-name="T11">- duty</text:span></text:p>
      <text:p text:style-name="Standard"><text:soft-page-break/><text:span text:style-name="T11">- collaboration</text:span></text:p>
      <text:p text:style-name="Standard"><text:span text:style-name="T11">(maybe) - values</text:span></text:p>
      <text:p text:style-name="P3"/>
      <text:p text:style-name="Standard"><text:span text:style-name="T16">4.2 Array:</text:span></text:p>
      <text:p text:style-name="Standard"><text:span text:style-name="T11">1. Development / Population</text:span></text:p>
      <text:p text:style-name="P10"><text:span text:style-name="T11">(new set of sets)</text:span></text:p>
      <text:p text:style-name="Standard"><text:span text:style-name="T11">2. Categories of types of systems / boundaries membranes and interfaces</text:span></text:p>
      <text:p text:style-name="P10"><text:span text:style-name="T11">(new set of sets)</text:span></text:p>
      <text:p text:style-name="Standard"><text:span text:style-name="T11">3. Disturbance regimes &amp; epidemiology</text:span></text:p>
      <text:p text:style-name="P10"><text:span text:style-name="T11">+</text:span></text:p>
      <text:p text:style-name="Standard"><text:span text:style-name="T11">4. </text:span></text:p>
      <text:p text:style-name="Standard"><text:span text:style-name="T11">perception </text:span></text:p>
      <text:p text:style-name="Standard"><text:span text:style-name="T11">habitability </text:span></text:p>
      <text:p text:style-name="Standard"><text:span text:style-name="T11">feedback</text:span></text:p>
      <text:p text:style-name="Standard"><text:span text:style-name="T11">learning </text:span></text:p>
      <text:p text:style-name="Standard"><text:span text:style-name="T11">habit </text:span></text:p>
      <text:p text:style-name="Standard"><text:span text:style-name="T11">accretion</text:span></text:p>
      <text:p text:style-name="P3"/>
      <text:p text:style-name="P3"/>
      <text:p text:style-name="Standard"><text:span text:style-name="T16">4.3 Paired Areas:</text:span></text:p>
      <text:p text:style-name="Standard"><text:span text:style-name="T11">4.3.1 <text:s/>Orientation, Navigation</text:span></text:p>
      <text:p text:style-name="Standard"><text:soft-page-break/><text:span text:style-name="T11">4.3.2 <text:s/>Signals and Information</text:span></text:p>
      <text:p text:style-name="Standard"><text:span text:style-name="T11">4.3.3 <text:s/>Law, code, script</text:span></text:p>
      <text:p text:style-name="Standard"><text:span text:style-name="T11">4.3.4 <text:s/>Defense, immune systems</text:span></text:p>
      <text:p text:style-name="P3"/>
      <text:p text:style-name="P3"/>
      <text:p text:style-name="Standard"><text:span text:style-name="T16">4.4 Hospital-Areas &amp; Modeling Areas:</text:span></text:p>
      <text:p text:style-name="Standard"><text:span text:style-name="T16">4.4.1 <text:s/>Hopital areas:</text:span></text:p>
      <text:p text:style-name="P12"><text:span text:style-name="T11">- system helping healing repair</text:span></text:p>
      <text:p text:style-name="P12"><text:span text:style-name="T11">- looking for lost elements</text:span></text:p>
      <text:p text:style-name="P12"><text:span text:style-name="T11">- disentangling good and bad elements</text:span></text:p>
      <text:p text:style-name="P12"><text:span text:style-name="T11">- grafting and synthetics</text:span></text:p>
      <text:p text:style-name="P12"><text:span text:style-name="T11">- apoptosis and necrosis</text:span></text:p>
      <text:p text:style-name="P5"/>
      <text:p text:style-name="P5"/>
      <text:p text:style-name="Standard"><text:span text:style-name="T16">4.4.2 Modeling Areas:</text:span></text:p>
      <text:p text:style-name="Standard"><text:span text:style-name="T11">All sub-disciplines of system and definition studies:</text:span></text:p>
      <text:p text:style-name="P12"><text:span text:style-name="T11">- system distribution</text:span></text:p>
      <text:p text:style-name="P12"><text:span text:style-name="T11">- ISEP areas</text:span></text:p>
      <text:p text:style-name="P12"><text:span text:style-name="T11">- input-output measures</text:span></text:p>
      <text:p text:style-name="P12"><text:span text:style-name="T11">- system circuits</text:span></text:p>
      <text:p text:style-name="P12"><text:span text:style-name="T11">- system functions</text:span></text:p>
      <text:p text:style-name="P12"><text:soft-page-break/><text:span text:style-name="T11">etc.</text:span></text:p>
      <text:p text:style-name="P3"/>
      <text:p text:style-name="P3"/>
      <text:p text:style-name="Standard"><text:span text:style-name="T16">5. Statement of duty &amp; responsibility: I will work harder.</text:span></text:p>
      <text:p text:style-name="P5"/>
      <text:p text:style-name="Standard"><text:span text:style-name="T16">5.1 This is a statement that I give in all channels:</text:span></text:p>
      <text:p text:style-name="P12"><text:span text:style-name="T11">With or without:</text:span></text:p>
      <text:p text:style-name="P12"><text:span text:style-name="T11">hope,</text:span></text:p>
      <text:p text:style-name="P12"><text:span text:style-name="T11">trust,</text:span></text:p>
      <text:p text:style-name="P12"><text:span text:style-name="T11">belief,</text:span></text:p>
      <text:p text:style-name="P12"><text:span text:style-name="T11">faith,</text:span></text:p>
      <text:p text:style-name="P12"><text:span text:style-name="T11">continual perpetual external moral reinforcement,</text:span></text:p>
      <text:p text:style-name="P12"><text:span text:style-name="T11">forgiveness,</text:span></text:p>
      <text:p text:style-name="P12"><text:span text:style-name="T11">patience, or</text:span></text:p>
      <text:p text:style-name="P12"><text:span text:style-name="T11">gratitude;</text:span></text:p>
      <text:p text:style-name="Standard"><text:span text:style-name="T16">I will work harder.</text:span></text:p>
      <text:p text:style-name="Standard"><text:span text:style-name="T11">+</text:span></text:p>
      <text:p text:style-name="Standard"><text:span text:style-name="T11">5.2 Vitruvian Range of Motion fitness activities, PT, SLP, प्रज्ञापारमिताहृदय 般若心経, etc.</text:span></text:p>
      <text:p text:style-name="P3"/>
      <text:p text:style-name="P3"/>
      <text:p text:style-name="P3"/>
      <text:p text:style-name="P3"><text:soft-page-break/></text:p>
      <text:p text:style-name="P3"/>
      <text:p text:style-name="P3"/>
      <text:p text:style-name="P3"/>
      <text:p text:style-name="P3"/>
      <text:p text:style-name="P3"/>
      <text:p text:style-name="P3"/>
      <text:p text:style-name="Standard"><text:span text:style-name="T18">Notes:</text:span></text:p>
      <text:p text:style-name="Standard"><text:span text:style-name="T18">- contraction of range of motion</text:span></text:p>
      <text:p text:style-name="Standard"><text:span text:style-name="T18">- collapse behavior of definitions</text:span></text:p>
      <text:p text:style-name="Standard"><text:span text:style-name="T18">- collapse of feedback</text:span></text:p>
      <text:p text:style-name="Standard"><text:span text:style-name="T18">- potemkin village and obstructive structures</text:span></text:p>
      <text:p text:style-name="Standard"><text:span text:style-name="T18">- generalized-context (rediculous or useful?)</text:span></text:p>
      <text:p text:style-name="Standard"><text:span text:style-name="T18">- tallents being often invisible and overlooked</text:span></text:p>
      <text:p text:style-name="Standard"><text:span text:style-name="T18">- general-development vs. specific-production</text:span></text:p>
      <text:p text:style-name="P4"/>
      <text:p text:style-name="P4"/>
      <text:p text:style-name="Standard"><text:span text:style-name="T18">- On 'forced action':</text:span></text:p>
      <text:p text:style-name="Standard"><text:span text:style-name="T18">Montesques's 'violence' use of 'force' is not the same as 'effort' and a more physics-stem meaning of 'force.'</text:span></text:p>
      <text:p text:style-name="Standard"><text:span text:style-name="T18">- 'Survival of mind'</text:span></text:p>
      <text:p text:style-name="P4"/>
      <text:p text:style-name="P4"><text:soft-page-break/></text:p>
      <text:p text:style-name="Standard"><text:span text:style-name="T18">To distinguish between:</text:span></text:p>
      <text:p text:style-name="Standard"><text:span text:style-name="T18">1. misperceiving mirages of value in noise and system collapse</text:span></text:p>
      <text:p text:style-name="Standard"><text:span text:style-name="T18">2. failing to perceive relatively novel value function and meaning (options, pathways, configurations, etc)</text:span></text:p>
      <text:p text:style-name="P4"/>
      <text:p text:style-name="P4"/>
      <text:p text:style-name="Standard"><text:span text:style-name="T18">Are can-do statement 'value/values' statements of a sort?</text:span></text:p>
      <text:p text:style-name="P4"/>
      <text:p text:style-name="Standard"><text:span text:style-name="T18">What is the nature of how parts of projects and STEM are (or are not) connected? What are categories of types of systems? How do systems, processes, projects, and definitions fail and collapse? Is there any interface between discussion of ethics, morals, even compassion and mindfulness, and the realm of systems and projects and STEM? What are mistakes? What does it mean to learn or course-correct based on mistakes? Can problem-with-perception be themselves perceived? Can obstacles to learning be overcome by learning about those obstacles? </text:span></text:p>
      <text:p text:style-name="P4"/>
      <text:p text:style-name="P4"/>
      <text:p text:style-name="P4"/>
      <text:p text:style-name="Standard"><text:span text:style-name="T18">aspects of anti-data ideologies:</text:span></text:p>
      <text:p text:style-name="Standard"><text:span text:style-name="T18">- anti data</text:span></text:p>
      <text:p text:style-name="Standard"><text:span text:style-name="T18">- anti progress</text:span></text:p>
      <text:p text:style-name="Standard"><text:span text:style-name="T18">- anti STEM</text:span></text:p>
      <text:p text:style-name="Standard"><text:span text:style-name="T18">- anti general-STEM</text:span></text:p>
      <text:p text:style-name="Standard"><text:span text:style-name="T18">- anti intelligence</text:span></text:p>
      <text:p text:style-name="Standard"><text:span text:style-name="T18">- anti data hygiene</text:span></text:p>
      <text:p text:style-name="P4"/>
      <text:p text:style-name="P4"/>
      <text:p text:style-name="P4"><text:soft-page-break/></text:p>
      <text:p text:style-name="Standard"><text:span text:style-name="T18">May you may we may ___{noun} become proficient</text:span></text:p>
      <text:p text:style-name="Standard"><text:span text:style-name="T18">in the sustainable cultivation</text:span></text:p>
      <text:p text:style-name="Standard"><text:span text:style-name="T18">of value function and meaning</text:span></text:p>
      <text:p text:style-name="Standard"><text:span text:style-name="T18">via a local implementation</text:span></text:p>
      <text:p text:style-name="Standard"><text:span text:style-name="T18">of generalized system best practice</text:span></text:p>
      <text:p text:style-name="Standard"><text:span text:style-name="T18">with local customs with wisdom.</text:span></text:p>
      <text:p text:style-name="P4"/>
      <text:p text:style-name="Standard"><text:span text:style-name="T18">We need to make a time and a place for honesty.</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3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8" meta:paragraph-count="610" meta:word-count="5204" meta:character-count="36156" meta:non-whitespace-character-count="31386"/>
    <meta:generator>LibreOfficeDev/6.0.5.2$Linux_X86_64 LibreOffice_project/</meta:generator>
  </office:meta>
</office:document-meta>
</file>